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5cm" fo:padding-bottom="0.05cm" fo:padding-left="0.175cm" fo:padding-right="0.1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d1616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5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5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5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1" draw:text-style-name="P1" draw:layer="layout" svg:width="1.303cm" svg:height="0.869cm" svg:x="21.632cm" svg:y="9.235cm" svg:viewBox="0 0 1304 870" svg:d="M0 870c276 0 1304-290 1304-522s-25-348-301-348c0 174-1003 637-1003 870z">
            <text:p/>
          </draw:path>
          <draw:g>
            <draw:polygon draw:style-name="gr2" draw:text-style-name="P1" draw:layer="layout" svg:width="2.206cm" svg:height="1.739cm" svg:x="19.425cm" svg:y="8.365cm" svg:viewBox="0 0 2207 1740" draw:points="0,464 0,0 2207,1276 2207,1740">
              <text:p/>
            </draw:polygon>
            <draw:polygon draw:style-name="gr3" draw:text-style-name="P1" draw:layer="layout" svg:width="1.002cm" svg:height="1.043cm" svg:x="21.632cm" svg:y="9.061cm" svg:viewBox="0 0 1003 1044" draw:points="0,1044 0,580 1003,0 1003,464">
              <text:p/>
            </draw:polygon>
            <draw:polygon draw:style-name="gr4" draw:text-style-name="P1" draw:layer="layout" svg:width="3.21cm" svg:height="1.855cm" svg:x="19.425cm" svg:y="7.785cm" svg:viewBox="0 0 3211 1856" draw:points="2207,1856 0,580 1003,0 3211,1276">
              <text:p/>
            </draw:polygon>
            <draw:polygon draw:style-name="gr5" draw:text-style-name="P1" draw:layer="layout" svg:width="0.2cm" svg:height="0.347cm" svg:x="21.331cm" svg:y="9.583cm" svg:viewBox="0 0 201 348" draw:points="0,232 0,0 201,116 201,348">
              <text:p/>
            </draw:polygon>
            <draw:polygon draw:style-name="gr6" draw:text-style-name="P1" draw:layer="layout" svg:width="3.21cm" svg:height="2.319cm" svg:x="19.425cm" svg:y="7.785cm" svg:viewBox="0 0 3211 2320" draw:points="0,1044 0,580 1003,0 3211,1276 3211,1740 2207,2320">
              <text:p/>
            </draw:polygon>
            <draw:polygon draw:style-name="gr7" draw:text-style-name="P1" draw:layer="layout" svg:width="0.099cm" svg:height="0.173cm" svg:x="19.626cm" svg:y="8.655cm" svg:viewBox="0 0 100 174" draw:points="0,116 0,0 100,58 100,174">
              <text:p/>
            </draw:polygon>
            <draw:polygon draw:style-name="gr8" draw:text-style-name="P1" draw:layer="layout" svg:width="0.099cm" svg:height="0.173cm" svg:x="19.826cm" svg:y="8.771cm" svg:viewBox="0 0 100 174" draw:points="0,116 0,0 100,58 100,174">
              <text:p/>
            </draw:polygon>
            <draw:polygon draw:style-name="gr9" draw:text-style-name="P1" draw:layer="layout" svg:width="0.099cm" svg:height="0.173cm" svg:x="20.027cm" svg:y="8.887cm" svg:viewBox="0 0 100 174" draw:points="0,116 0,0 100,58 100,174">
              <text:p/>
            </draw:polygon>
            <draw:polygon draw:style-name="gr10" draw:text-style-name="P1" draw:layer="layout" svg:width="0.099cm" svg:height="0.173cm" svg:x="20.228cm" svg:y="9.003cm" svg:viewBox="0 0 100 174" draw:points="0,116 0,0 100,58 100,174">
              <text:p/>
            </draw:polygon>
            <draw:polygon draw:style-name="gr11" draw:text-style-name="P1" draw:layer="layout" svg:width="0.099cm" svg:height="0.173cm" svg:x="20.428cm" svg:y="9.119cm" svg:viewBox="0 0 100 174" draw:points="0,116 0,0 100,58 100,174">
              <text:p/>
            </draw:polygon>
            <draw:polygon draw:style-name="gr12" draw:text-style-name="P1" draw:layer="layout" svg:width="0.099cm" svg:height="0.173cm" svg:x="20.629cm" svg:y="9.235cm" svg:viewBox="0 0 100 174" draw:points="0,116 0,0 100,58 100,174">
              <text:p/>
            </draw:polygon>
            <draw:polygon draw:style-name="gr13" draw:text-style-name="P1" draw:layer="layout" svg:width="0.099cm" svg:height="0.173cm" svg:x="20.83cm" svg:y="9.351cm" svg:viewBox="0 0 100 174" draw:points="0,116 0,0 100,58 100,174">
              <text:p/>
            </draw:polygon>
            <draw:polygon draw:style-name="gr14" draw:text-style-name="P1" draw:layer="layout" svg:width="0.099cm" svg:height="0.173cm" svg:x="21.03cm" svg:y="9.467cm" svg:viewBox="0 0 100 174" draw:points="0,116 0,0 100,58 100,174">
              <text:p/>
            </draw:polygon>
          </draw:g>
        </draw:g>
        <draw:g xml:id="id6" draw:id="id6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5" draw:text-style-name="P1" draw:layer="layout" svg:width="1.757cm" svg:height="1.1cm" svg:x="15.244cm" svg:y="5.657cm" svg:viewBox="0 0 1758 1101" svg:d="M0 1101c402 0 1758-423 1758-762s-146-339-293-339c0 254-1465 761-1465 1101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6" draw:text-style-name="P1" draw:layer="layout" svg:width="1.464cm" svg:height="1.439cm" svg:x="15.244cm" svg:y="5.318cm" svg:viewBox="0 0 1465 1440" draw:points="0,1440 0,847 1465,0 1465,593">
              <text:p/>
            </draw:polygon>
            <draw:polygon draw:style-name="gr17" draw:text-style-name="P1" draw:layer="layout" svg:width="3.662cm" svg:height="2.116cm" svg:x="13.046cm" svg:y="4.048cm" svg:viewBox="0 0 3663 2117" draw:points="2198,2117 0,847 1465,0 3663,1270">
              <text:p/>
            </draw:polygon>
            <draw:polygon draw:style-name="gr18" draw:text-style-name="P1" draw:layer="layout" svg:width="2.197cm" svg:height="1.862cm" svg:x="13.046cm" svg:y="4.895cm" svg:viewBox="0 0 2198 1863" draw:points="0,593 0,0 2198,1270 2198,1863">
              <text:p/>
            </draw:polygon>
            <draw:polygon draw:style-name="gr19" draw:text-style-name="P1" draw:layer="layout" svg:width="3.662cm" svg:height="2.709cm" svg:x="13.046cm" svg:y="4.048cm" svg:viewBox="0 0 3663 2710" draw:points="0,1440 0,847 1465,0 3663,1270 3663,1863 2198,2710">
              <text:p/>
            </draw:polygon>
            <draw:polygon draw:style-name="gr20" draw:text-style-name="P1" draw:layer="layout" svg:width="0.146cm" svg:height="0.338cm" svg:x="14.804cm" svg:y="6.081cm" svg:viewBox="0 0 147 339" draw:points="0,254 0,0 147,85 147,339">
              <text:p/>
            </draw:polygon>
            <draw:polygon draw:style-name="gr21" draw:text-style-name="P1" draw:layer="layout" svg:width="0.146cm" svg:height="0.338cm" svg:x="14.511cm" svg:y="5.911cm" svg:viewBox="0 0 147 339" draw:points="0,254 0,0 147,85 147,339">
              <text:p/>
            </draw:polygon>
            <draw:line draw:style-name="gr22" draw:text-style-name="P1" draw:layer="layout" svg:x1="13.193cm" svg:y1="5.149cm" svg:x2="14.365cm" svg:y2="5.827cm">
              <text:p/>
            </draw:line>
            <draw:line draw:style-name="gr23" draw:text-style-name="P1" draw:layer="layout" svg:x1="13.193cm" svg:y1="5.234cm" svg:x2="14.365cm" svg:y2="5.912cm">
              <text:p/>
            </draw:line>
            <draw:line draw:style-name="gr24" draw:text-style-name="P1" draw:layer="layout" svg:x1="13.193cm" svg:y1="5.318cm" svg:x2="14.365cm" svg:y2="5.996cm">
              <text:p/>
            </draw:line>
            <draw:line draw:style-name="gr25" draw:text-style-name="P1" draw:layer="layout" svg:x1="13.193cm" svg:y1="5.403cm" svg:x2="14.365cm" svg:y2="6.081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26" draw:text-style-name="P1" draw:layer="layout" svg:width="0.535cm" svg:height="0.338cm" svg:x="20.803cm" svg:y="15.062cm" svg:viewBox="0 0 536 339" svg:d="M0 339c134 0 536-113 536-198 0-84-13-141-147-141 0 85-391 85-389 339z">
              <text:p/>
            </draw:path>
            <draw:g>
              <draw:polygon draw:style-name="gr27" draw:text-style-name="P1" draw:layer="layout" svg:width="0.243cm" svg:height="0.282cm" svg:x="20.606cm" svg:y="15.119cm" svg:viewBox="0 0 244 283" draw:points="0,170 49,0 244,113 195,283">
                <text:p/>
              </draw:polygon>
              <draw:polygon draw:style-name="gr28" draw:text-style-name="P1" draw:layer="layout" svg:width="0.537cm" svg:height="0.31cm" svg:x="20.655cm" svg:y="14.921cm" svg:viewBox="0 0 538 311" draw:points="0,198 98,113 244,28 342,0 538,113 440,141 293,226 195,311">
                <text:p/>
              </draw:polygon>
              <draw:path draw:style-name="gr29" draw:text-style-name="P1" draw:layer="layout" svg:width="0.439cm" svg:height="0.366cm" svg:x="20.801cm" svg:y="15.034cm" svg:viewBox="0 0 440 367" svg:d="M440 113c0-170-98-113-196-56-97 56-195 56-244 310 0 0 195-113 440-254z">
                <text:p/>
              </draw:path>
              <draw:path draw:style-name="gr30" draw:text-style-name="P1" draw:layer="layout" svg:width="0.635cm" svg:height="0.479cm" svg:x="20.606cm" svg:y="14.921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31" draw:text-style-name="P1" draw:layer="layout" svg:width="0.879cm" svg:height="0.677cm" svg:x="20.361cm" svg:y="13.706cm" svg:viewBox="0 0 880 678" svg:d="M3 678c134 0 877-28 877-283 0-254-255-395-390-395 0 85-536 57-487 678z">
              <text:p/>
            </draw:path>
            <draw:g>
              <draw:polygon draw:style-name="gr32" draw:text-style-name="P1" draw:layer="layout" svg:width="0.488cm" svg:height="0.394cm" svg:x="19.873cm" svg:y="13.988cm" svg:viewBox="0 0 489 395" draw:points="0,113 0,0 489,283 489,395">
                <text:p/>
              </draw:polygon>
              <draw:polygon draw:style-name="gr33" draw:text-style-name="P1" draw:layer="layout" svg:width="0.488cm" svg:height="0.479cm" svg:x="20.264cm" svg:y="13.565cm" svg:viewBox="0 0 489 480" draw:points="0,198 0,0 489,283 489,480">
                <text:p/>
              </draw:polygon>
              <draw:polygon draw:style-name="gr34" draw:text-style-name="P1" draw:layer="layout" svg:width="0.879cm" svg:height="0.507cm" svg:x="19.873cm" svg:y="13.763cm" svg:viewBox="0 0 880 508" draw:points="0,226 391,0 880,283 489,508">
                <text:p/>
              </draw:polygon>
              <draw:line draw:style-name="gr35" draw:text-style-name="P1" draw:layer="layout" svg:x1="20.264cm" svg:y1="13.763cm" svg:x2="20.753cm" svg:y2="14.046cm">
                <text:p/>
              </draw:line>
              <draw:polygon draw:style-name="gr36" draw:text-style-name="P1" draw:layer="layout" svg:width="0.488cm" svg:height="0.479cm" svg:x="20.361cm" svg:y="13.904cm" svg:viewBox="0 0 489 480" draw:points="0,480 0,367 391,141 391,0 489,57 489,198">
                <text:p/>
              </draw:polygon>
              <draw:polygon draw:style-name="gr37" draw:text-style-name="P1" draw:layer="layout" svg:width="1.563cm" svg:height="2.146cm" svg:x="19.335cm" svg:y="11.842cm" svg:viewBox="0 0 1564 2147" draw:points="0,1243 0,0 1564,904 1564,2147">
                <text:p/>
              </draw:polygon>
              <draw:polygon draw:style-name="gr38" draw:text-style-name="P1" draw:layer="layout" svg:width="1.465cm" svg:height="1.977cm" svg:x="19.384cm" svg:y="11.926cm" svg:viewBox="0 0 1466 1978" draw:points="0,1130 0,0 1466,848 1466,1978">
                <text:p/>
              </draw:polygon>
              <draw:polygon draw:style-name="gr39" draw:text-style-name="P1" draw:layer="layout" svg:width="1.661cm" svg:height="0.959cm" svg:x="19.335cm" svg:y="11.785cm" svg:viewBox="0 0 1662 960" draw:points="1564,960 0,57 98,0 1662,904">
                <text:p/>
              </draw:polygon>
              <draw:polygon draw:style-name="gr40" draw:text-style-name="P1" draw:layer="layout" svg:width="0.097cm" svg:height="1.299cm" svg:x="20.899cm" svg:y="12.689cm" svg:viewBox="0 0 98 1300" draw:points="0,1300 0,57 98,0 98,1243">
                <text:p/>
              </draw:polygon>
              <draw:polygon draw:style-name="gr41" draw:text-style-name="P1" draw:layer="layout" svg:width="1.661cm" svg:height="2.598cm" svg:x="19.335cm" svg:y="11.785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42" draw:text-style-name="P1" draw:layer="layout" svg:width="0.636cm" svg:height="0.338cm" svg:x="20.165cm" svg:y="14.752cm" svg:viewBox="0 0 637 339" svg:d="M3 339c135 0 634-141 634-226s-13-113-147-113c0 85-538 57-487 339z">
              <text:p/>
            </draw:path>
            <draw:g>
              <draw:polygon draw:style-name="gr43" draw:text-style-name="P1" draw:layer="layout" svg:width="2.1cm" svg:height="1.214cm" svg:x="18.602cm" svg:y="13.791cm" svg:viewBox="0 0 2101 1215" draw:points="1564,1215 0,311 538,0 2101,904">
                <text:p/>
              </draw:polygon>
              <draw:polygon draw:style-name="gr44" draw:text-style-name="P2" draw:layer="layout" svg:width="1.416cm" svg:height="0.818cm" svg:x="18.749cm" svg:y="13.876cm" svg:viewBox="0 0 1417 819" draw:points="0,226 391,0 1417,594 1026,819">
                <text:p/>
              </draw:polygon>
              <draw:polygon draw:style-name="gr45" draw:text-style-name="P2" draw:layer="layout" svg:width="0.683cm" svg:height="0.394cm" svg:x="19.873cm" svg:y="14.525cm" svg:viewBox="0 0 684 395" draw:points="0,226 391,0 684,170 293,395">
                <text:p/>
              </draw:polygon>
              <draw:polygon draw:style-name="gr46" draw:text-style-name="P1" draw:layer="layout" svg:width="0.537cm" svg:height="0.423cm" svg:x="20.166cm" svg:y="14.695cm" svg:viewBox="0 0 538 424" draw:points="0,424 0,311 538,0 538,113">
                <text:p/>
              </draw:polygon>
              <draw:line draw:style-name="gr47" draw:text-style-name="P1" draw:layer="layout" svg:x1="18.846cm" svg:y1="14.045cm" svg:x2="19.872cm" svg:y2="14.639cm">
                <text:p/>
              </draw:line>
              <draw:line draw:style-name="gr48" draw:text-style-name="P1" draw:layer="layout" svg:x1="18.944cm" svg:y1="13.988cm" svg:x2="19.97cm" svg:y2="14.582cm">
                <text:p/>
              </draw:line>
              <draw:line draw:style-name="gr49" draw:text-style-name="P1" draw:layer="layout" svg:x1="19.042cm" svg:y1="13.932cm" svg:x2="20.068cm" svg:y2="14.526cm">
                <text:p/>
              </draw:line>
              <draw:line draw:style-name="gr50" draw:text-style-name="P1" draw:layer="layout" svg:x1="19.971cm" svg:y1="14.469cm" svg:x2="20.069cm" svg:y2="14.412cm">
                <text:p/>
              </draw:line>
              <draw:line draw:style-name="gr51" draw:text-style-name="P1" draw:layer="layout" svg:x1="19.873cm" svg:y1="14.413cm" svg:x2="19.971cm" svg:y2="14.356cm">
                <text:p/>
              </draw:line>
              <draw:line draw:style-name="gr52" draw:text-style-name="P1" draw:layer="layout" svg:x1="19.775cm" svg:y1="14.357cm" svg:x2="19.873cm" svg:y2="14.3cm">
                <text:p/>
              </draw:line>
              <draw:line draw:style-name="gr53" draw:text-style-name="P1" draw:layer="layout" svg:x1="19.824cm" svg:y1="14.498cm" svg:x2="19.922cm" svg:y2="14.441cm">
                <text:p/>
              </draw:line>
              <draw:line draw:style-name="gr54" draw:text-style-name="P1" draw:layer="layout" svg:x1="19.726cm" svg:y1="14.441cm" svg:x2="19.824cm" svg:y2="14.384cm">
                <text:p/>
              </draw:line>
              <draw:line draw:style-name="gr55" draw:text-style-name="P1" draw:layer="layout" svg:x1="19.628cm" svg:y1="14.385cm" svg:x2="19.726cm" svg:y2="14.328cm">
                <text:p/>
              </draw:line>
              <draw:line draw:style-name="gr56" draw:text-style-name="P1" draw:layer="layout" svg:x1="19.677cm" svg:y1="14.3cm" svg:x2="19.775cm" svg:y2="14.243cm">
                <text:p/>
              </draw:line>
              <draw:line draw:style-name="gr57" draw:text-style-name="P1" draw:layer="layout" svg:x1="19.53cm" svg:y1="14.328cm" svg:x2="19.628cm" svg:y2="14.271cm">
                <text:p/>
              </draw:line>
              <draw:line draw:style-name="gr58" draw:text-style-name="P1" draw:layer="layout" svg:x1="19.58cm" svg:y1="14.244cm" svg:x2="19.678cm" svg:y2="14.187cm">
                <text:p/>
              </draw:line>
              <draw:line draw:style-name="gr59" draw:text-style-name="P1" draw:layer="layout" svg:x1="19.482cm" svg:y1="14.187cm" svg:x2="19.58cm" svg:y2="14.13cm">
                <text:p/>
              </draw:line>
              <draw:line draw:style-name="gr60" draw:text-style-name="P1" draw:layer="layout" svg:x1="19.384cm" svg:y1="14.13cm" svg:x2="19.482cm" svg:y2="14.073cm">
                <text:p/>
              </draw:line>
              <draw:line draw:style-name="gr61" draw:text-style-name="P1" draw:layer="layout" svg:x1="19.433cm" svg:y1="14.272cm" svg:x2="19.531cm" svg:y2="14.215cm">
                <text:p/>
              </draw:line>
              <draw:line draw:style-name="gr62" draw:text-style-name="P1" draw:layer="layout" svg:x1="19.335cm" svg:y1="14.215cm" svg:x2="19.433cm" svg:y2="14.158cm">
                <text:p/>
              </draw:line>
              <draw:line draw:style-name="gr63" draw:text-style-name="P1" draw:layer="layout" svg:x1="19.238cm" svg:y1="14.158cm" svg:x2="19.336cm" svg:y2="14.101cm">
                <text:p/>
              </draw:line>
              <draw:line draw:style-name="gr64" draw:text-style-name="P1" draw:layer="layout" svg:x1="19.286cm" svg:y1="14.074cm" svg:x2="19.384cm" svg:y2="14.017cm">
                <text:p/>
              </draw:line>
              <draw:line draw:style-name="gr65" draw:text-style-name="P1" draw:layer="layout" svg:x1="19.14cm" svg:y1="14.102cm" svg:x2="19.238cm" svg:y2="14.045cm">
                <text:p/>
              </draw:line>
              <draw:line draw:style-name="gr66" draw:text-style-name="P1" draw:layer="layout" svg:x1="19.188cm" svg:y1="14.017cm" svg:x2="19.286cm" svg:y2="13.96cm">
                <text:p/>
              </draw:line>
              <draw:line draw:style-name="gr67" draw:text-style-name="P1" draw:layer="layout" svg:x1="19.091cm" svg:y1="13.961cm" svg:x2="19.189cm" svg:y2="13.904cm">
                <text:p/>
              </draw:line>
              <draw:line draw:style-name="gr68" draw:text-style-name="P1" draw:layer="layout" svg:x1="19.042cm" svg:y1="14.045cm" svg:x2="19.14cm" svg:y2="13.988cm">
                <text:p/>
              </draw:line>
              <draw:line draw:style-name="gr69" draw:text-style-name="P1" draw:layer="layout" svg:x1="19.677cm" svg:y1="14.526cm" svg:x2="19.775cm" svg:y2="14.469cm">
                <text:p/>
              </draw:line>
              <draw:line draw:style-name="gr70" draw:text-style-name="P1" draw:layer="layout" svg:x1="19.58cm" svg:y1="14.469cm" svg:x2="19.678cm" svg:y2="14.412cm">
                <text:p/>
              </draw:line>
              <draw:line draw:style-name="gr71" draw:text-style-name="P1" draw:layer="layout" svg:x1="19.482cm" svg:y1="14.413cm" svg:x2="19.58cm" svg:y2="14.356cm">
                <text:p/>
              </draw:line>
              <draw:line draw:style-name="gr72" draw:text-style-name="P1" draw:layer="layout" svg:x1="19.433cm" svg:y1="14.498cm" svg:x2="19.531cm" svg:y2="14.441cm">
                <text:p/>
              </draw:line>
              <draw:line draw:style-name="gr73" draw:text-style-name="P1" draw:layer="layout" svg:x1="19.335cm" svg:y1="14.441cm" svg:x2="19.433cm" svg:y2="14.384cm">
                <text:p/>
              </draw:line>
              <draw:line draw:style-name="gr74" draw:text-style-name="P1" draw:layer="layout" svg:x1="19.384cm" svg:y1="14.357cm" svg:x2="19.482cm" svg:y2="14.3cm">
                <text:p/>
              </draw:line>
              <draw:line draw:style-name="gr75" draw:text-style-name="P1" draw:layer="layout" svg:x1="19.286cm" svg:y1="14.3cm" svg:x2="19.384cm" svg:y2="14.243cm">
                <text:p/>
              </draw:line>
              <draw:line draw:style-name="gr76" draw:text-style-name="P1" draw:layer="layout" svg:x1="19.188cm" svg:y1="14.244cm" svg:x2="19.286cm" svg:y2="14.187cm">
                <text:p/>
              </draw:line>
              <draw:line draw:style-name="gr77" draw:text-style-name="P1" draw:layer="layout" svg:x1="19.091cm" svg:y1="14.187cm" svg:x2="19.189cm" svg:y2="14.13cm">
                <text:p/>
              </draw:line>
              <draw:line draw:style-name="gr78" draw:text-style-name="P1" draw:layer="layout" svg:x1="18.944cm" svg:y1="14.215cm" svg:x2="19.042cm" svg:y2="14.158cm">
                <text:p/>
              </draw:line>
              <draw:line draw:style-name="gr79" draw:text-style-name="P1" draw:layer="layout" svg:x1="18.993cm" svg:y1="14.13cm" svg:x2="19.091cm" svg:y2="14.073cm">
                <text:p/>
              </draw:line>
              <draw:line draw:style-name="gr80" draw:text-style-name="P1" draw:layer="layout" svg:x1="18.846cm" svg:y1="14.158cm" svg:x2="18.944cm" svg:y2="14.101cm">
                <text:p/>
              </draw:line>
              <draw:line draw:style-name="gr81" draw:text-style-name="P1" draw:layer="layout" svg:x1="19.628cm" svg:y1="14.611cm" svg:x2="19.726cm" svg:y2="14.554cm">
                <text:p/>
              </draw:line>
              <draw:line draw:style-name="gr82" draw:text-style-name="P1" draw:layer="layout" svg:x1="19.53cm" svg:y1="14.554cm" svg:x2="19.628cm" svg:y2="14.497cm">
                <text:p/>
              </draw:line>
              <draw:line draw:style-name="gr83" draw:text-style-name="P1" draw:layer="layout" svg:x1="19.971cm" svg:y1="14.808cm" svg:x2="20.362cm" svg:y2="14.582cm">
                <text:p/>
              </draw:line>
              <draw:line draw:style-name="gr84" draw:text-style-name="P1" draw:layer="layout" svg:x1="20.068cm" svg:y1="14.864cm" svg:x2="20.459cm" svg:y2="14.638cm">
                <text:p/>
              </draw:line>
              <draw:line draw:style-name="gr85" draw:text-style-name="P1" draw:layer="layout" svg:x1="20.166cm" svg:y1="14.582cm" svg:x2="20.459cm" svg:y2="14.752cm">
                <text:p/>
              </draw:line>
              <draw:line draw:style-name="gr86" draw:text-style-name="P1" draw:layer="layout" svg:x1="20.068cm" svg:y1="14.638cm" svg:x2="20.361cm" svg:y2="14.808cm">
                <text:p/>
              </draw:line>
              <draw:line draw:style-name="gr87" draw:text-style-name="P1" draw:layer="layout" svg:x1="19.971cm" svg:y1="14.695cm" svg:x2="20.166cm" svg:y2="14.808cm">
                <text:p/>
              </draw:line>
              <draw:polygon draw:style-name="gr88" draw:text-style-name="P1" draw:layer="layout" svg:width="1.563cm" svg:height="1.016cm" svg:x="18.602cm" svg:y="14.101cm" svg:viewBox="0 0 1564 1017" draw:points="0,113 0,0 1564,904 1564,1017">
                <text:p/>
              </draw:polygon>
              <draw:polygon draw:style-name="gr89" draw:text-style-name="P1" draw:layer="layout" svg:width="2.1cm" svg:height="1.327cm" svg:x="18.602cm" svg:y="13.791cm" svg:viewBox="0 0 2101 1328" draw:points="538,0 2101,904 2101,1017 1564,1328 0,424 0,311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90" draw:text-style-name="P1" draw:layer="layout" svg:width="0.535cm" svg:height="0.338cm" svg:x="16.858cm" svg:y="15.063cm" svg:viewBox="0 0 536 339" svg:d="M0 339c134 0 536-113 536-198 0-84-13-141-147-141 0 85-391 85-389 339z">
              <text:p/>
            </draw:path>
            <draw:g>
              <draw:polygon draw:style-name="gr91" draw:text-style-name="P1" draw:layer="layout" svg:width="0.243cm" svg:height="0.282cm" svg:x="16.661cm" svg:y="15.12cm" svg:viewBox="0 0 244 283" draw:points="0,170 49,0 244,113 195,283">
                <text:p/>
              </draw:polygon>
              <draw:polygon draw:style-name="gr92" draw:text-style-name="P1" draw:layer="layout" svg:width="0.537cm" svg:height="0.31cm" svg:x="16.71cm" svg:y="14.922cm" svg:viewBox="0 0 538 311" draw:points="0,198 98,113 244,28 342,0 538,113 440,141 293,226 195,311">
                <text:p/>
              </draw:polygon>
              <draw:path draw:style-name="gr93" draw:text-style-name="P1" draw:layer="layout" svg:width="0.439cm" svg:height="0.366cm" svg:x="16.856cm" svg:y="15.035cm" svg:viewBox="0 0 440 367" svg:d="M440 113c0-170-98-113-196-56-97 56-195 56-244 310 0 0 195-113 440-254z">
                <text:p/>
              </draw:path>
              <draw:path draw:style-name="gr94" draw:text-style-name="P1" draw:layer="layout" svg:width="0.635cm" svg:height="0.479cm" svg:x="16.661cm" svg:y="14.922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95" draw:text-style-name="P1" draw:layer="layout" svg:width="0.879cm" svg:height="0.677cm" svg:x="16.416cm" svg:y="13.707cm" svg:viewBox="0 0 880 678" svg:d="M3 678c134 0 877-28 877-283 0-254-255-395-390-395 0 85-536 57-487 678z">
              <text:p/>
            </draw:path>
            <draw:g>
              <draw:polygon draw:style-name="gr96" draw:text-style-name="P1" draw:layer="layout" svg:width="0.488cm" svg:height="0.394cm" svg:x="15.928cm" svg:y="13.989cm" svg:viewBox="0 0 489 395" draw:points="0,113 0,0 489,283 489,395">
                <text:p/>
              </draw:polygon>
              <draw:polygon draw:style-name="gr97" draw:text-style-name="P1" draw:layer="layout" svg:width="0.488cm" svg:height="0.479cm" svg:x="16.319cm" svg:y="13.566cm" svg:viewBox="0 0 489 480" draw:points="0,198 0,0 489,283 489,480">
                <text:p/>
              </draw:polygon>
              <draw:polygon draw:style-name="gr98" draw:text-style-name="P1" draw:layer="layout" svg:width="0.879cm" svg:height="0.507cm" svg:x="15.928cm" svg:y="13.764cm" svg:viewBox="0 0 880 508" draw:points="0,226 391,0 880,283 489,508">
                <text:p/>
              </draw:polygon>
              <draw:line draw:style-name="gr99" draw:text-style-name="P1" draw:layer="layout" svg:x1="16.319cm" svg:y1="13.764cm" svg:x2="16.808cm" svg:y2="14.047cm">
                <text:p/>
              </draw:line>
              <draw:polygon draw:style-name="gr100" draw:text-style-name="P1" draw:layer="layout" svg:width="0.488cm" svg:height="0.479cm" svg:x="16.416cm" svg:y="13.905cm" svg:viewBox="0 0 489 480" draw:points="0,480 0,367 391,141 391,0 489,57 489,198">
                <text:p/>
              </draw:polygon>
              <draw:polygon draw:style-name="gr101" draw:text-style-name="P1" draw:layer="layout" svg:width="1.563cm" svg:height="2.146cm" svg:x="15.39cm" svg:y="11.843cm" svg:viewBox="0 0 1564 2147" draw:points="0,1243 0,0 1564,904 1564,2147">
                <text:p/>
              </draw:polygon>
              <draw:polygon draw:style-name="gr102" draw:text-style-name="P1" draw:layer="layout" svg:width="1.465cm" svg:height="1.977cm" svg:x="15.439cm" svg:y="11.927cm" svg:viewBox="0 0 1466 1978" draw:points="0,1130 0,0 1466,848 1466,1978">
                <text:p/>
              </draw:polygon>
              <draw:polygon draw:style-name="gr103" draw:text-style-name="P1" draw:layer="layout" svg:width="1.661cm" svg:height="0.959cm" svg:x="15.39cm" svg:y="11.786cm" svg:viewBox="0 0 1662 960" draw:points="1564,960 0,57 98,0 1662,904">
                <text:p/>
              </draw:polygon>
              <draw:polygon draw:style-name="gr104" draw:text-style-name="P1" draw:layer="layout" svg:width="0.097cm" svg:height="1.299cm" svg:x="16.954cm" svg:y="12.69cm" svg:viewBox="0 0 98 1300" draw:points="0,1300 0,57 98,0 98,1243">
                <text:p/>
              </draw:polygon>
              <draw:polygon draw:style-name="gr105" draw:text-style-name="P1" draw:layer="layout" svg:width="1.661cm" svg:height="2.598cm" svg:x="15.39cm" svg:y="11.786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106" draw:text-style-name="P1" draw:layer="layout" svg:width="0.636cm" svg:height="0.338cm" svg:x="16.22cm" svg:y="14.753cm" svg:viewBox="0 0 637 339" svg:d="M3 339c135 0 634-141 634-226s-13-113-147-113c0 85-538 57-487 339z">
              <text:p/>
            </draw:path>
            <draw:g>
              <draw:polygon draw:style-name="gr107" draw:text-style-name="P1" draw:layer="layout" svg:width="2.1cm" svg:height="1.214cm" svg:x="14.657cm" svg:y="13.792cm" svg:viewBox="0 0 2101 1215" draw:points="1564,1215 0,311 538,0 2101,904">
                <text:p/>
              </draw:polygon>
              <draw:polygon draw:style-name="gr108" draw:text-style-name="P2" draw:layer="layout" svg:width="1.416cm" svg:height="0.818cm" svg:x="14.804cm" svg:y="13.877cm" svg:viewBox="0 0 1417 819" draw:points="0,226 391,0 1417,594 1026,819">
                <text:p/>
              </draw:polygon>
              <draw:polygon draw:style-name="gr109" draw:text-style-name="P2" draw:layer="layout" svg:width="0.683cm" svg:height="0.394cm" svg:x="15.928cm" svg:y="14.526cm" svg:viewBox="0 0 684 395" draw:points="0,226 391,0 684,170 293,395">
                <text:p/>
              </draw:polygon>
              <draw:polygon draw:style-name="gr110" draw:text-style-name="P1" draw:layer="layout" svg:width="0.537cm" svg:height="0.423cm" svg:x="16.221cm" svg:y="14.696cm" svg:viewBox="0 0 538 424" draw:points="0,424 0,311 538,0 538,113">
                <text:p/>
              </draw:polygon>
              <draw:line draw:style-name="gr111" draw:text-style-name="P1" draw:layer="layout" svg:x1="14.901cm" svg:y1="14.046cm" svg:x2="15.927cm" svg:y2="14.64cm">
                <text:p/>
              </draw:line>
              <draw:line draw:style-name="gr112" draw:text-style-name="P1" draw:layer="layout" svg:x1="14.999cm" svg:y1="13.989cm" svg:x2="16.025cm" svg:y2="14.583cm">
                <text:p/>
              </draw:line>
              <draw:line draw:style-name="gr113" draw:text-style-name="P1" draw:layer="layout" svg:x1="15.097cm" svg:y1="13.933cm" svg:x2="16.123cm" svg:y2="14.527cm">
                <text:p/>
              </draw:line>
              <draw:line draw:style-name="gr114" draw:text-style-name="P1" draw:layer="layout" svg:x1="16.026cm" svg:y1="14.47cm" svg:x2="16.124cm" svg:y2="14.413cm">
                <text:p/>
              </draw:line>
              <draw:line draw:style-name="gr115" draw:text-style-name="P1" draw:layer="layout" svg:x1="15.928cm" svg:y1="14.414cm" svg:x2="16.026cm" svg:y2="14.357cm">
                <text:p/>
              </draw:line>
              <draw:line draw:style-name="gr116" draw:text-style-name="P1" draw:layer="layout" svg:x1="15.83cm" svg:y1="14.358cm" svg:x2="15.928cm" svg:y2="14.301cm">
                <text:p/>
              </draw:line>
              <draw:line draw:style-name="gr117" draw:text-style-name="P1" draw:layer="layout" svg:x1="15.879cm" svg:y1="14.499cm" svg:x2="15.977cm" svg:y2="14.442cm">
                <text:p/>
              </draw:line>
              <draw:line draw:style-name="gr118" draw:text-style-name="P1" draw:layer="layout" svg:x1="15.781cm" svg:y1="14.442cm" svg:x2="15.879cm" svg:y2="14.385cm">
                <text:p/>
              </draw:line>
              <draw:line draw:style-name="gr119" draw:text-style-name="P1" draw:layer="layout" svg:x1="15.683cm" svg:y1="14.386cm" svg:x2="15.781cm" svg:y2="14.329cm">
                <text:p/>
              </draw:line>
              <draw:line draw:style-name="gr120" draw:text-style-name="P1" draw:layer="layout" svg:x1="15.732cm" svg:y1="14.301cm" svg:x2="15.83cm" svg:y2="14.244cm">
                <text:p/>
              </draw:line>
              <draw:line draw:style-name="gr121" draw:text-style-name="P1" draw:layer="layout" svg:x1="15.585cm" svg:y1="14.329cm" svg:x2="15.683cm" svg:y2="14.272cm">
                <text:p/>
              </draw:line>
              <draw:line draw:style-name="gr122" draw:text-style-name="P1" draw:layer="layout" svg:x1="15.635cm" svg:y1="14.245cm" svg:x2="15.733cm" svg:y2="14.188cm">
                <text:p/>
              </draw:line>
              <draw:line draw:style-name="gr123" draw:text-style-name="P1" draw:layer="layout" svg:x1="15.537cm" svg:y1="14.188cm" svg:x2="15.635cm" svg:y2="14.131cm">
                <text:p/>
              </draw:line>
              <draw:line draw:style-name="gr124" draw:text-style-name="P1" draw:layer="layout" svg:x1="15.439cm" svg:y1="14.131cm" svg:x2="15.537cm" svg:y2="14.074cm">
                <text:p/>
              </draw:line>
              <draw:line draw:style-name="gr125" draw:text-style-name="P1" draw:layer="layout" svg:x1="15.488cm" svg:y1="14.273cm" svg:x2="15.586cm" svg:y2="14.216cm">
                <text:p/>
              </draw:line>
              <draw:line draw:style-name="gr126" draw:text-style-name="P1" draw:layer="layout" svg:x1="15.39cm" svg:y1="14.216cm" svg:x2="15.488cm" svg:y2="14.159cm">
                <text:p/>
              </draw:line>
              <draw:line draw:style-name="gr127" draw:text-style-name="P1" draw:layer="layout" svg:x1="15.293cm" svg:y1="14.159cm" svg:x2="15.391cm" svg:y2="14.102cm">
                <text:p/>
              </draw:line>
              <draw:line draw:style-name="gr128" draw:text-style-name="P1" draw:layer="layout" svg:x1="15.341cm" svg:y1="14.075cm" svg:x2="15.439cm" svg:y2="14.018cm">
                <text:p/>
              </draw:line>
              <draw:line draw:style-name="gr129" draw:text-style-name="P1" draw:layer="layout" svg:x1="15.195cm" svg:y1="14.103cm" svg:x2="15.293cm" svg:y2="14.046cm">
                <text:p/>
              </draw:line>
              <draw:line draw:style-name="gr130" draw:text-style-name="P1" draw:layer="layout" svg:x1="15.243cm" svg:y1="14.018cm" svg:x2="15.341cm" svg:y2="13.961cm">
                <text:p/>
              </draw:line>
              <draw:line draw:style-name="gr131" draw:text-style-name="P1" draw:layer="layout" svg:x1="15.146cm" svg:y1="13.962cm" svg:x2="15.244cm" svg:y2="13.905cm">
                <text:p/>
              </draw:line>
              <draw:line draw:style-name="gr132" draw:text-style-name="P1" draw:layer="layout" svg:x1="15.097cm" svg:y1="14.046cm" svg:x2="15.195cm" svg:y2="13.989cm">
                <text:p/>
              </draw:line>
              <draw:line draw:style-name="gr133" draw:text-style-name="P1" draw:layer="layout" svg:x1="15.732cm" svg:y1="14.527cm" svg:x2="15.83cm" svg:y2="14.47cm">
                <text:p/>
              </draw:line>
              <draw:line draw:style-name="gr134" draw:text-style-name="P1" draw:layer="layout" svg:x1="15.635cm" svg:y1="14.47cm" svg:x2="15.733cm" svg:y2="14.413cm">
                <text:p/>
              </draw:line>
              <draw:line draw:style-name="gr135" draw:text-style-name="P1" draw:layer="layout" svg:x1="15.537cm" svg:y1="14.414cm" svg:x2="15.635cm" svg:y2="14.357cm">
                <text:p/>
              </draw:line>
              <draw:line draw:style-name="gr136" draw:text-style-name="P1" draw:layer="layout" svg:x1="15.488cm" svg:y1="14.499cm" svg:x2="15.586cm" svg:y2="14.442cm">
                <text:p/>
              </draw:line>
              <draw:line draw:style-name="gr137" draw:text-style-name="P1" draw:layer="layout" svg:x1="15.39cm" svg:y1="14.442cm" svg:x2="15.488cm" svg:y2="14.385cm">
                <text:p/>
              </draw:line>
              <draw:line draw:style-name="gr138" draw:text-style-name="P1" draw:layer="layout" svg:x1="15.439cm" svg:y1="14.358cm" svg:x2="15.537cm" svg:y2="14.301cm">
                <text:p/>
              </draw:line>
              <draw:line draw:style-name="gr139" draw:text-style-name="P1" draw:layer="layout" svg:x1="15.341cm" svg:y1="14.301cm" svg:x2="15.439cm" svg:y2="14.244cm">
                <text:p/>
              </draw:line>
              <draw:line draw:style-name="gr140" draw:text-style-name="P1" draw:layer="layout" svg:x1="15.243cm" svg:y1="14.245cm" svg:x2="15.341cm" svg:y2="14.188cm">
                <text:p/>
              </draw:line>
              <draw:line draw:style-name="gr141" draw:text-style-name="P1" draw:layer="layout" svg:x1="15.146cm" svg:y1="14.188cm" svg:x2="15.244cm" svg:y2="14.131cm">
                <text:p/>
              </draw:line>
              <draw:line draw:style-name="gr142" draw:text-style-name="P1" draw:layer="layout" svg:x1="14.999cm" svg:y1="14.216cm" svg:x2="15.097cm" svg:y2="14.159cm">
                <text:p/>
              </draw:line>
              <draw:line draw:style-name="gr143" draw:text-style-name="P1" draw:layer="layout" svg:x1="15.048cm" svg:y1="14.131cm" svg:x2="15.146cm" svg:y2="14.074cm">
                <text:p/>
              </draw:line>
              <draw:line draw:style-name="gr144" draw:text-style-name="P1" draw:layer="layout" svg:x1="14.901cm" svg:y1="14.159cm" svg:x2="14.999cm" svg:y2="14.102cm">
                <text:p/>
              </draw:line>
              <draw:line draw:style-name="gr145" draw:text-style-name="P1" draw:layer="layout" svg:x1="15.683cm" svg:y1="14.612cm" svg:x2="15.781cm" svg:y2="14.555cm">
                <text:p/>
              </draw:line>
              <draw:line draw:style-name="gr146" draw:text-style-name="P1" draw:layer="layout" svg:x1="15.585cm" svg:y1="14.555cm" svg:x2="15.683cm" svg:y2="14.498cm">
                <text:p/>
              </draw:line>
              <draw:line draw:style-name="gr147" draw:text-style-name="P1" draw:layer="layout" svg:x1="16.026cm" svg:y1="14.809cm" svg:x2="16.417cm" svg:y2="14.583cm">
                <text:p/>
              </draw:line>
              <draw:line draw:style-name="gr148" draw:text-style-name="P1" draw:layer="layout" svg:x1="16.123cm" svg:y1="14.865cm" svg:x2="16.514cm" svg:y2="14.639cm">
                <text:p/>
              </draw:line>
              <draw:line draw:style-name="gr149" draw:text-style-name="P1" draw:layer="layout" svg:x1="16.221cm" svg:y1="14.583cm" svg:x2="16.514cm" svg:y2="14.753cm">
                <text:p/>
              </draw:line>
              <draw:line draw:style-name="gr150" draw:text-style-name="P1" draw:layer="layout" svg:x1="16.123cm" svg:y1="14.639cm" svg:x2="16.416cm" svg:y2="14.809cm">
                <text:p/>
              </draw:line>
              <draw:line draw:style-name="gr151" draw:text-style-name="P1" draw:layer="layout" svg:x1="16.026cm" svg:y1="14.696cm" svg:x2="16.221cm" svg:y2="14.809cm">
                <text:p/>
              </draw:line>
              <draw:polygon draw:style-name="gr152" draw:text-style-name="P1" draw:layer="layout" svg:width="1.563cm" svg:height="1.016cm" svg:x="14.657cm" svg:y="14.102cm" svg:viewBox="0 0 1564 1017" draw:points="0,113 0,0 1564,904 1564,1017">
                <text:p/>
              </draw:polygon>
              <draw:polygon draw:style-name="gr153" draw:text-style-name="P1" draw:layer="layout" svg:width="2.1cm" svg:height="1.327cm" svg:x="14.657cm" svg:y="13.792cm" svg:viewBox="0 0 2101 1328" draw:points="538,0 2101,904 2101,1017 1564,1328 0,424 0,311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54" draw:text-style-name="P1" draw:layer="layout" svg:width="0.535cm" svg:height="0.338cm" svg:x="12.914cm" svg:y="15.063cm" svg:viewBox="0 0 536 339" svg:d="M0 339c134 0 536-113 536-198 0-84-13-141-147-141 0 85-391 85-389 339z">
              <text:p/>
            </draw:path>
            <draw:g>
              <draw:polygon draw:style-name="gr155" draw:text-style-name="P1" draw:layer="layout" svg:width="0.243cm" svg:height="0.282cm" svg:x="12.717cm" svg:y="15.12cm" svg:viewBox="0 0 244 283" draw:points="0,170 49,0 244,113 195,283">
                <text:p/>
              </draw:polygon>
              <draw:polygon draw:style-name="gr156" draw:text-style-name="P1" draw:layer="layout" svg:width="0.537cm" svg:height="0.31cm" svg:x="12.766cm" svg:y="14.922cm" svg:viewBox="0 0 538 311" draw:points="0,198 98,113 244,28 342,0 538,113 440,141 293,226 195,311">
                <text:p/>
              </draw:polygon>
              <draw:path draw:style-name="gr157" draw:text-style-name="P1" draw:layer="layout" svg:width="0.439cm" svg:height="0.366cm" svg:x="12.912cm" svg:y="15.035cm" svg:viewBox="0 0 440 367" svg:d="M440 113c0-170-98-113-196-56-97 56-195 56-244 310 0 0 195-113 440-254z">
                <text:p/>
              </draw:path>
              <draw:path draw:style-name="gr158" draw:text-style-name="P1" draw:layer="layout" svg:width="0.635cm" svg:height="0.479cm" svg:x="12.717cm" svg:y="14.922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159" draw:text-style-name="P1" draw:layer="layout" svg:width="0.879cm" svg:height="0.677cm" svg:x="12.472cm" svg:y="13.707cm" svg:viewBox="0 0 880 678" svg:d="M3 678c134 0 877-28 877-283 0-254-255-395-390-395 0 85-536 57-487 678z">
              <text:p/>
            </draw:path>
            <draw:g>
              <draw:polygon draw:style-name="gr160" draw:text-style-name="P1" draw:layer="layout" svg:width="0.488cm" svg:height="0.394cm" svg:x="11.984cm" svg:y="13.989cm" svg:viewBox="0 0 489 395" draw:points="0,113 0,0 489,283 489,395">
                <text:p/>
              </draw:polygon>
              <draw:polygon draw:style-name="gr161" draw:text-style-name="P1" draw:layer="layout" svg:width="0.488cm" svg:height="0.479cm" svg:x="12.375cm" svg:y="13.566cm" svg:viewBox="0 0 489 480" draw:points="0,198 0,0 489,283 489,480">
                <text:p/>
              </draw:polygon>
              <draw:polygon draw:style-name="gr162" draw:text-style-name="P1" draw:layer="layout" svg:width="0.879cm" svg:height="0.507cm" svg:x="11.984cm" svg:y="13.764cm" svg:viewBox="0 0 880 508" draw:points="0,226 391,0 880,283 489,508">
                <text:p/>
              </draw:polygon>
              <draw:line draw:style-name="gr163" draw:text-style-name="P1" draw:layer="layout" svg:x1="12.375cm" svg:y1="13.764cm" svg:x2="12.864cm" svg:y2="14.047cm">
                <text:p/>
              </draw:line>
              <draw:polygon draw:style-name="gr164" draw:text-style-name="P1" draw:layer="layout" svg:width="0.488cm" svg:height="0.479cm" svg:x="12.472cm" svg:y="13.905cm" svg:viewBox="0 0 489 480" draw:points="0,480 0,367 391,141 391,0 489,57 489,198">
                <text:p/>
              </draw:polygon>
              <draw:polygon draw:style-name="gr165" draw:text-style-name="P1" draw:layer="layout" svg:width="1.563cm" svg:height="2.146cm" svg:x="11.446cm" svg:y="11.843cm" svg:viewBox="0 0 1564 2147" draw:points="0,1243 0,0 1564,904 1564,2147">
                <text:p/>
              </draw:polygon>
              <draw:polygon draw:style-name="gr166" draw:text-style-name="P1" draw:layer="layout" svg:width="1.465cm" svg:height="1.977cm" svg:x="11.495cm" svg:y="11.927cm" svg:viewBox="0 0 1466 1978" draw:points="0,1130 0,0 1466,848 1466,1978">
                <text:p/>
              </draw:polygon>
              <draw:polygon draw:style-name="gr167" draw:text-style-name="P1" draw:layer="layout" svg:width="1.661cm" svg:height="0.959cm" svg:x="11.446cm" svg:y="11.786cm" svg:viewBox="0 0 1662 960" draw:points="1564,960 0,57 98,0 1662,904">
                <text:p/>
              </draw:polygon>
              <draw:polygon draw:style-name="gr168" draw:text-style-name="P1" draw:layer="layout" svg:width="0.097cm" svg:height="1.299cm" svg:x="13.01cm" svg:y="12.69cm" svg:viewBox="0 0 98 1300" draw:points="0,1300 0,57 98,0 98,1243">
                <text:p/>
              </draw:polygon>
              <draw:polygon draw:style-name="gr169" draw:text-style-name="P1" draw:layer="layout" svg:width="1.661cm" svg:height="2.598cm" svg:x="11.446cm" svg:y="11.786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170" draw:text-style-name="P1" draw:layer="layout" svg:width="0.636cm" svg:height="0.338cm" svg:x="12.276cm" svg:y="14.753cm" svg:viewBox="0 0 637 339" svg:d="M3 339c135 0 634-141 634-226s-13-113-147-113c0 85-538 57-487 339z">
              <text:p/>
            </draw:path>
            <draw:g>
              <draw:polygon draw:style-name="gr171" draw:text-style-name="P1" draw:layer="layout" svg:width="2.1cm" svg:height="1.214cm" svg:x="10.713cm" svg:y="13.792cm" svg:viewBox="0 0 2101 1215" draw:points="1564,1215 0,311 538,0 2101,904">
                <text:p/>
              </draw:polygon>
              <draw:polygon draw:style-name="gr172" draw:text-style-name="P2" draw:layer="layout" svg:width="1.416cm" svg:height="0.818cm" svg:x="10.86cm" svg:y="13.877cm" svg:viewBox="0 0 1417 819" draw:points="0,226 391,0 1417,594 1026,819">
                <text:p/>
              </draw:polygon>
              <draw:polygon draw:style-name="gr173" draw:text-style-name="P2" draw:layer="layout" svg:width="0.683cm" svg:height="0.394cm" svg:x="11.984cm" svg:y="14.526cm" svg:viewBox="0 0 684 395" draw:points="0,226 391,0 684,170 293,395">
                <text:p/>
              </draw:polygon>
              <draw:polygon draw:style-name="gr174" draw:text-style-name="P1" draw:layer="layout" svg:width="0.537cm" svg:height="0.423cm" svg:x="12.277cm" svg:y="14.696cm" svg:viewBox="0 0 538 424" draw:points="0,424 0,311 538,0 538,113">
                <text:p/>
              </draw:polygon>
              <draw:line draw:style-name="gr175" draw:text-style-name="P1" draw:layer="layout" svg:x1="10.957cm" svg:y1="14.046cm" svg:x2="11.983cm" svg:y2="14.64cm">
                <text:p/>
              </draw:line>
              <draw:line draw:style-name="gr176" draw:text-style-name="P1" draw:layer="layout" svg:x1="11.055cm" svg:y1="13.989cm" svg:x2="12.081cm" svg:y2="14.583cm">
                <text:p/>
              </draw:line>
              <draw:line draw:style-name="gr177" draw:text-style-name="P1" draw:layer="layout" svg:x1="11.153cm" svg:y1="13.933cm" svg:x2="12.179cm" svg:y2="14.527cm">
                <text:p/>
              </draw:line>
              <draw:line draw:style-name="gr178" draw:text-style-name="P1" draw:layer="layout" svg:x1="12.082cm" svg:y1="14.47cm" svg:x2="12.18cm" svg:y2="14.413cm">
                <text:p/>
              </draw:line>
              <draw:line draw:style-name="gr179" draw:text-style-name="P1" draw:layer="layout" svg:x1="11.984cm" svg:y1="14.414cm" svg:x2="12.082cm" svg:y2="14.357cm">
                <text:p/>
              </draw:line>
              <draw:line draw:style-name="gr180" draw:text-style-name="P1" draw:layer="layout" svg:x1="11.886cm" svg:y1="14.358cm" svg:x2="11.984cm" svg:y2="14.301cm">
                <text:p/>
              </draw:line>
              <draw:line draw:style-name="gr181" draw:text-style-name="P1" draw:layer="layout" svg:x1="11.935cm" svg:y1="14.499cm" svg:x2="12.033cm" svg:y2="14.442cm">
                <text:p/>
              </draw:line>
              <draw:line draw:style-name="gr182" draw:text-style-name="P1" draw:layer="layout" svg:x1="11.837cm" svg:y1="14.442cm" svg:x2="11.935cm" svg:y2="14.385cm">
                <text:p/>
              </draw:line>
              <draw:line draw:style-name="gr183" draw:text-style-name="P1" draw:layer="layout" svg:x1="11.739cm" svg:y1="14.386cm" svg:x2="11.837cm" svg:y2="14.329cm">
                <text:p/>
              </draw:line>
              <draw:line draw:style-name="gr184" draw:text-style-name="P1" draw:layer="layout" svg:x1="11.788cm" svg:y1="14.301cm" svg:x2="11.886cm" svg:y2="14.244cm">
                <text:p/>
              </draw:line>
              <draw:line draw:style-name="gr185" draw:text-style-name="P1" draw:layer="layout" svg:x1="11.641cm" svg:y1="14.329cm" svg:x2="11.739cm" svg:y2="14.272cm">
                <text:p/>
              </draw:line>
              <draw:line draw:style-name="gr186" draw:text-style-name="P1" draw:layer="layout" svg:x1="11.691cm" svg:y1="14.245cm" svg:x2="11.789cm" svg:y2="14.188cm">
                <text:p/>
              </draw:line>
              <draw:line draw:style-name="gr187" draw:text-style-name="P1" draw:layer="layout" svg:x1="11.593cm" svg:y1="14.188cm" svg:x2="11.691cm" svg:y2="14.131cm">
                <text:p/>
              </draw:line>
              <draw:line draw:style-name="gr188" draw:text-style-name="P1" draw:layer="layout" svg:x1="11.495cm" svg:y1="14.131cm" svg:x2="11.593cm" svg:y2="14.074cm">
                <text:p/>
              </draw:line>
              <draw:line draw:style-name="gr189" draw:text-style-name="P1" draw:layer="layout" svg:x1="11.544cm" svg:y1="14.273cm" svg:x2="11.642cm" svg:y2="14.216cm">
                <text:p/>
              </draw:line>
              <draw:line draw:style-name="gr190" draw:text-style-name="P1" draw:layer="layout" svg:x1="11.446cm" svg:y1="14.216cm" svg:x2="11.544cm" svg:y2="14.159cm">
                <text:p/>
              </draw:line>
              <draw:line draw:style-name="gr191" draw:text-style-name="P1" draw:layer="layout" svg:x1="11.349cm" svg:y1="14.159cm" svg:x2="11.447cm" svg:y2="14.102cm">
                <text:p/>
              </draw:line>
              <draw:line draw:style-name="gr192" draw:text-style-name="P1" draw:layer="layout" svg:x1="11.397cm" svg:y1="14.075cm" svg:x2="11.495cm" svg:y2="14.018cm">
                <text:p/>
              </draw:line>
              <draw:line draw:style-name="gr193" draw:text-style-name="P1" draw:layer="layout" svg:x1="11.251cm" svg:y1="14.103cm" svg:x2="11.349cm" svg:y2="14.046cm">
                <text:p/>
              </draw:line>
              <draw:line draw:style-name="gr194" draw:text-style-name="P1" draw:layer="layout" svg:x1="11.299cm" svg:y1="14.018cm" svg:x2="11.397cm" svg:y2="13.961cm">
                <text:p/>
              </draw:line>
              <draw:line draw:style-name="gr195" draw:text-style-name="P1" draw:layer="layout" svg:x1="11.202cm" svg:y1="13.962cm" svg:x2="11.3cm" svg:y2="13.905cm">
                <text:p/>
              </draw:line>
              <draw:line draw:style-name="gr196" draw:text-style-name="P1" draw:layer="layout" svg:x1="11.153cm" svg:y1="14.046cm" svg:x2="11.251cm" svg:y2="13.989cm">
                <text:p/>
              </draw:line>
              <draw:line draw:style-name="gr197" draw:text-style-name="P1" draw:layer="layout" svg:x1="11.788cm" svg:y1="14.527cm" svg:x2="11.886cm" svg:y2="14.47cm">
                <text:p/>
              </draw:line>
              <draw:line draw:style-name="gr198" draw:text-style-name="P1" draw:layer="layout" svg:x1="11.691cm" svg:y1="14.47cm" svg:x2="11.789cm" svg:y2="14.413cm">
                <text:p/>
              </draw:line>
              <draw:line draw:style-name="gr199" draw:text-style-name="P1" draw:layer="layout" svg:x1="11.593cm" svg:y1="14.414cm" svg:x2="11.691cm" svg:y2="14.357cm">
                <text:p/>
              </draw:line>
              <draw:line draw:style-name="gr200" draw:text-style-name="P1" draw:layer="layout" svg:x1="11.544cm" svg:y1="14.499cm" svg:x2="11.642cm" svg:y2="14.442cm">
                <text:p/>
              </draw:line>
              <draw:line draw:style-name="gr201" draw:text-style-name="P1" draw:layer="layout" svg:x1="11.446cm" svg:y1="14.442cm" svg:x2="11.544cm" svg:y2="14.385cm">
                <text:p/>
              </draw:line>
              <draw:line draw:style-name="gr202" draw:text-style-name="P1" draw:layer="layout" svg:x1="11.495cm" svg:y1="14.358cm" svg:x2="11.593cm" svg:y2="14.301cm">
                <text:p/>
              </draw:line>
              <draw:line draw:style-name="gr203" draw:text-style-name="P1" draw:layer="layout" svg:x1="11.397cm" svg:y1="14.301cm" svg:x2="11.495cm" svg:y2="14.244cm">
                <text:p/>
              </draw:line>
              <draw:line draw:style-name="gr204" draw:text-style-name="P1" draw:layer="layout" svg:x1="11.299cm" svg:y1="14.245cm" svg:x2="11.397cm" svg:y2="14.188cm">
                <text:p/>
              </draw:line>
              <draw:line draw:style-name="gr205" draw:text-style-name="P1" draw:layer="layout" svg:x1="11.202cm" svg:y1="14.188cm" svg:x2="11.3cm" svg:y2="14.131cm">
                <text:p/>
              </draw:line>
              <draw:line draw:style-name="gr206" draw:text-style-name="P1" draw:layer="layout" svg:x1="11.055cm" svg:y1="14.216cm" svg:x2="11.153cm" svg:y2="14.159cm">
                <text:p/>
              </draw:line>
              <draw:line draw:style-name="gr207" draw:text-style-name="P1" draw:layer="layout" svg:x1="11.104cm" svg:y1="14.131cm" svg:x2="11.202cm" svg:y2="14.074cm">
                <text:p/>
              </draw:line>
              <draw:line draw:style-name="gr208" draw:text-style-name="P1" draw:layer="layout" svg:x1="10.957cm" svg:y1="14.159cm" svg:x2="11.055cm" svg:y2="14.102cm">
                <text:p/>
              </draw:line>
              <draw:line draw:style-name="gr209" draw:text-style-name="P1" draw:layer="layout" svg:x1="11.739cm" svg:y1="14.612cm" svg:x2="11.837cm" svg:y2="14.555cm">
                <text:p/>
              </draw:line>
              <draw:line draw:style-name="gr210" draw:text-style-name="P1" draw:layer="layout" svg:x1="11.641cm" svg:y1="14.555cm" svg:x2="11.739cm" svg:y2="14.498cm">
                <text:p/>
              </draw:line>
              <draw:line draw:style-name="gr211" draw:text-style-name="P1" draw:layer="layout" svg:x1="12.082cm" svg:y1="14.809cm" svg:x2="12.473cm" svg:y2="14.583cm">
                <text:p/>
              </draw:line>
              <draw:line draw:style-name="gr212" draw:text-style-name="P1" draw:layer="layout" svg:x1="12.179cm" svg:y1="14.865cm" svg:x2="12.57cm" svg:y2="14.639cm">
                <text:p/>
              </draw:line>
              <draw:line draw:style-name="gr213" draw:text-style-name="P1" draw:layer="layout" svg:x1="12.277cm" svg:y1="14.583cm" svg:x2="12.57cm" svg:y2="14.753cm">
                <text:p/>
              </draw:line>
              <draw:line draw:style-name="gr214" draw:text-style-name="P1" draw:layer="layout" svg:x1="12.179cm" svg:y1="14.639cm" svg:x2="12.472cm" svg:y2="14.809cm">
                <text:p/>
              </draw:line>
              <draw:line draw:style-name="gr215" draw:text-style-name="P1" draw:layer="layout" svg:x1="12.082cm" svg:y1="14.696cm" svg:x2="12.277cm" svg:y2="14.809cm">
                <text:p/>
              </draw:line>
              <draw:polygon draw:style-name="gr216" draw:text-style-name="P1" draw:layer="layout" svg:width="1.563cm" svg:height="1.016cm" svg:x="10.713cm" svg:y="14.102cm" svg:viewBox="0 0 1564 1017" draw:points="0,113 0,0 1564,904 1564,1017">
                <text:p/>
              </draw:polygon>
              <draw:polygon draw:style-name="gr217" draw:text-style-name="P1" draw:layer="layout" svg:width="2.1cm" svg:height="1.327cm" svg:x="10.713cm" svg:y="13.792cm" svg:viewBox="0 0 2101 1328" draw:points="538,0 2101,904 2101,1017 1564,1328 0,424 0,311">
                <text:p/>
              </draw:polygon>
            </draw:g>
          </draw:g>
        </draw:g>
        <draw:g xml:id="id2" draw:id="id2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218" draw:text-style-name="P1" draw:layer="layout" svg:width="0.535cm" svg:height="0.338cm" svg:x="8.969cm" svg:y="15.063cm" svg:viewBox="0 0 536 339" svg:d="M0 339c134 0 536-113 536-198 0-84-13-141-147-141 0 85-391 85-389 339z">
              <text:p/>
            </draw:path>
            <draw:g>
              <draw:polygon draw:style-name="gr219" draw:text-style-name="P1" draw:layer="layout" svg:width="0.243cm" svg:height="0.282cm" svg:x="8.772cm" svg:y="15.12cm" svg:viewBox="0 0 244 283" draw:points="0,170 49,0 244,113 195,283">
                <text:p/>
              </draw:polygon>
              <draw:polygon draw:style-name="gr220" draw:text-style-name="P1" draw:layer="layout" svg:width="0.537cm" svg:height="0.31cm" svg:x="8.821cm" svg:y="14.922cm" svg:viewBox="0 0 538 311" draw:points="0,198 98,113 244,28 342,0 538,113 440,141 293,226 195,311">
                <text:p/>
              </draw:polygon>
              <draw:path draw:style-name="gr221" draw:text-style-name="P1" draw:layer="layout" svg:width="0.439cm" svg:height="0.366cm" svg:x="8.967cm" svg:y="15.035cm" svg:viewBox="0 0 440 367" svg:d="M440 113c0-170-98-113-196-56-97 56-195 56-244 310 0 0 195-113 440-254z">
                <text:p/>
              </draw:path>
              <draw:path draw:style-name="gr222" draw:text-style-name="P1" draw:layer="layout" svg:width="0.635cm" svg:height="0.479cm" svg:x="8.772cm" svg:y="14.922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223" draw:text-style-name="P1" draw:layer="layout" svg:width="0.879cm" svg:height="0.677cm" svg:x="8.527cm" svg:y="13.707cm" svg:viewBox="0 0 880 678" svg:d="M3 678c134 0 877-28 877-283 0-254-255-395-390-395 0 85-536 57-487 678z">
              <text:p/>
            </draw:path>
            <draw:g>
              <draw:polygon draw:style-name="gr224" draw:text-style-name="P1" draw:layer="layout" svg:width="0.488cm" svg:height="0.394cm" svg:x="8.039cm" svg:y="13.989cm" svg:viewBox="0 0 489 395" draw:points="0,113 0,0 489,283 489,395">
                <text:p/>
              </draw:polygon>
              <draw:polygon draw:style-name="gr225" draw:text-style-name="P1" draw:layer="layout" svg:width="0.488cm" svg:height="0.479cm" svg:x="8.43cm" svg:y="13.566cm" svg:viewBox="0 0 489 480" draw:points="0,198 0,0 489,283 489,480">
                <text:p/>
              </draw:polygon>
              <draw:polygon draw:style-name="gr226" draw:text-style-name="P1" draw:layer="layout" svg:width="0.879cm" svg:height="0.507cm" svg:x="8.039cm" svg:y="13.764cm" svg:viewBox="0 0 880 508" draw:points="0,226 391,0 880,283 489,508">
                <text:p/>
              </draw:polygon>
              <draw:line draw:style-name="gr227" draw:text-style-name="P1" draw:layer="layout" svg:x1="8.43cm" svg:y1="13.764cm" svg:x2="8.919cm" svg:y2="14.047cm">
                <text:p/>
              </draw:line>
              <draw:polygon draw:style-name="gr228" draw:text-style-name="P1" draw:layer="layout" svg:width="0.488cm" svg:height="0.479cm" svg:x="8.527cm" svg:y="13.905cm" svg:viewBox="0 0 489 480" draw:points="0,480 0,367 391,141 391,0 489,57 489,198">
                <text:p/>
              </draw:polygon>
              <draw:polygon draw:style-name="gr229" draw:text-style-name="P1" draw:layer="layout" svg:width="1.563cm" svg:height="2.146cm" svg:x="7.501cm" svg:y="11.843cm" svg:viewBox="0 0 1564 2147" draw:points="0,1243 0,0 1564,904 1564,2147">
                <text:p/>
              </draw:polygon>
              <draw:polygon draw:style-name="gr230" draw:text-style-name="P1" draw:layer="layout" svg:width="1.465cm" svg:height="1.977cm" svg:x="7.55cm" svg:y="11.927cm" svg:viewBox="0 0 1466 1978" draw:points="0,1130 0,0 1466,848 1466,1978">
                <text:p/>
              </draw:polygon>
              <draw:polygon draw:style-name="gr231" draw:text-style-name="P1" draw:layer="layout" svg:width="1.661cm" svg:height="0.959cm" svg:x="7.501cm" svg:y="11.786cm" svg:viewBox="0 0 1662 960" draw:points="1564,960 0,57 98,0 1662,904">
                <text:p/>
              </draw:polygon>
              <draw:polygon draw:style-name="gr232" draw:text-style-name="P1" draw:layer="layout" svg:width="0.097cm" svg:height="1.299cm" svg:x="9.065cm" svg:y="12.69cm" svg:viewBox="0 0 98 1300" draw:points="0,1300 0,57 98,0 98,1243">
                <text:p/>
              </draw:polygon>
              <draw:polygon draw:style-name="gr233" draw:text-style-name="P1" draw:layer="layout" svg:width="1.661cm" svg:height="2.598cm" svg:x="7.501cm" svg:y="11.786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234" draw:text-style-name="P1" draw:layer="layout" svg:width="0.636cm" svg:height="0.338cm" svg:x="8.331cm" svg:y="14.753cm" svg:viewBox="0 0 637 339" svg:d="M3 339c135 0 634-141 634-226s-13-113-147-113c0 85-538 57-487 339z">
              <text:p/>
            </draw:path>
            <draw:g>
              <draw:polygon draw:style-name="gr235" draw:text-style-name="P1" draw:layer="layout" svg:width="2.1cm" svg:height="1.214cm" svg:x="6.768cm" svg:y="13.792cm" svg:viewBox="0 0 2101 1215" draw:points="1564,1215 0,311 538,0 2101,904">
                <text:p/>
              </draw:polygon>
              <draw:polygon draw:style-name="gr236" draw:text-style-name="P2" draw:layer="layout" svg:width="1.416cm" svg:height="0.818cm" svg:x="6.915cm" svg:y="13.877cm" svg:viewBox="0 0 1417 819" draw:points="0,226 391,0 1417,594 1026,819">
                <text:p/>
              </draw:polygon>
              <draw:polygon draw:style-name="gr237" draw:text-style-name="P2" draw:layer="layout" svg:width="0.683cm" svg:height="0.394cm" svg:x="8.039cm" svg:y="14.526cm" svg:viewBox="0 0 684 395" draw:points="0,226 391,0 684,170 293,395">
                <text:p/>
              </draw:polygon>
              <draw:polygon draw:style-name="gr238" draw:text-style-name="P1" draw:layer="layout" svg:width="0.537cm" svg:height="0.423cm" svg:x="8.332cm" svg:y="14.696cm" svg:viewBox="0 0 538 424" draw:points="0,424 0,311 538,0 538,113">
                <text:p/>
              </draw:polygon>
              <draw:line draw:style-name="gr239" draw:text-style-name="P1" draw:layer="layout" svg:x1="7.012cm" svg:y1="14.046cm" svg:x2="8.038cm" svg:y2="14.64cm">
                <text:p/>
              </draw:line>
              <draw:line draw:style-name="gr240" draw:text-style-name="P1" draw:layer="layout" svg:x1="7.11cm" svg:y1="13.989cm" svg:x2="8.136cm" svg:y2="14.583cm">
                <text:p/>
              </draw:line>
              <draw:line draw:style-name="gr241" draw:text-style-name="P1" draw:layer="layout" svg:x1="7.208cm" svg:y1="13.933cm" svg:x2="8.234cm" svg:y2="14.527cm">
                <text:p/>
              </draw:line>
              <draw:line draw:style-name="gr242" draw:text-style-name="P1" draw:layer="layout" svg:x1="8.137cm" svg:y1="14.47cm" svg:x2="8.235cm" svg:y2="14.413cm">
                <text:p/>
              </draw:line>
              <draw:line draw:style-name="gr243" draw:text-style-name="P1" draw:layer="layout" svg:x1="8.039cm" svg:y1="14.414cm" svg:x2="8.137cm" svg:y2="14.357cm">
                <text:p/>
              </draw:line>
              <draw:line draw:style-name="gr244" draw:text-style-name="P1" draw:layer="layout" svg:x1="7.941cm" svg:y1="14.358cm" svg:x2="8.039cm" svg:y2="14.301cm">
                <text:p/>
              </draw:line>
              <draw:line draw:style-name="gr245" draw:text-style-name="P1" draw:layer="layout" svg:x1="7.99cm" svg:y1="14.499cm" svg:x2="8.088cm" svg:y2="14.442cm">
                <text:p/>
              </draw:line>
              <draw:line draw:style-name="gr246" draw:text-style-name="P1" draw:layer="layout" svg:x1="7.892cm" svg:y1="14.442cm" svg:x2="7.99cm" svg:y2="14.385cm">
                <text:p/>
              </draw:line>
              <draw:line draw:style-name="gr247" draw:text-style-name="P1" draw:layer="layout" svg:x1="7.794cm" svg:y1="14.386cm" svg:x2="7.892cm" svg:y2="14.329cm">
                <text:p/>
              </draw:line>
              <draw:line draw:style-name="gr248" draw:text-style-name="P1" draw:layer="layout" svg:x1="7.843cm" svg:y1="14.301cm" svg:x2="7.941cm" svg:y2="14.244cm">
                <text:p/>
              </draw:line>
              <draw:line draw:style-name="gr249" draw:text-style-name="P1" draw:layer="layout" svg:x1="7.696cm" svg:y1="14.329cm" svg:x2="7.794cm" svg:y2="14.272cm">
                <text:p/>
              </draw:line>
              <draw:line draw:style-name="gr250" draw:text-style-name="P1" draw:layer="layout" svg:x1="7.746cm" svg:y1="14.245cm" svg:x2="7.844cm" svg:y2="14.188cm">
                <text:p/>
              </draw:line>
              <draw:line draw:style-name="gr251" draw:text-style-name="P1" draw:layer="layout" svg:x1="7.648cm" svg:y1="14.188cm" svg:x2="7.746cm" svg:y2="14.131cm">
                <text:p/>
              </draw:line>
              <draw:line draw:style-name="gr252" draw:text-style-name="P1" draw:layer="layout" svg:x1="7.55cm" svg:y1="14.131cm" svg:x2="7.648cm" svg:y2="14.074cm">
                <text:p/>
              </draw:line>
              <draw:line draw:style-name="gr253" draw:text-style-name="P1" draw:layer="layout" svg:x1="7.599cm" svg:y1="14.273cm" svg:x2="7.697cm" svg:y2="14.216cm">
                <text:p/>
              </draw:line>
              <draw:line draw:style-name="gr254" draw:text-style-name="P1" draw:layer="layout" svg:x1="7.501cm" svg:y1="14.216cm" svg:x2="7.599cm" svg:y2="14.159cm">
                <text:p/>
              </draw:line>
              <draw:line draw:style-name="gr255" draw:text-style-name="P1" draw:layer="layout" svg:x1="7.404cm" svg:y1="14.159cm" svg:x2="7.502cm" svg:y2="14.102cm">
                <text:p/>
              </draw:line>
              <draw:line draw:style-name="gr256" draw:text-style-name="P1" draw:layer="layout" svg:x1="7.452cm" svg:y1="14.075cm" svg:x2="7.55cm" svg:y2="14.018cm">
                <text:p/>
              </draw:line>
              <draw:line draw:style-name="gr257" draw:text-style-name="P1" draw:layer="layout" svg:x1="7.306cm" svg:y1="14.103cm" svg:x2="7.404cm" svg:y2="14.046cm">
                <text:p/>
              </draw:line>
              <draw:line draw:style-name="gr258" draw:text-style-name="P1" draw:layer="layout" svg:x1="7.354cm" svg:y1="14.018cm" svg:x2="7.452cm" svg:y2="13.961cm">
                <text:p/>
              </draw:line>
              <draw:line draw:style-name="gr259" draw:text-style-name="P1" draw:layer="layout" svg:x1="7.257cm" svg:y1="13.962cm" svg:x2="7.355cm" svg:y2="13.905cm">
                <text:p/>
              </draw:line>
              <draw:line draw:style-name="gr260" draw:text-style-name="P1" draw:layer="layout" svg:x1="7.208cm" svg:y1="14.046cm" svg:x2="7.306cm" svg:y2="13.989cm">
                <text:p/>
              </draw:line>
              <draw:line draw:style-name="gr261" draw:text-style-name="P1" draw:layer="layout" svg:x1="7.843cm" svg:y1="14.527cm" svg:x2="7.941cm" svg:y2="14.47cm">
                <text:p/>
              </draw:line>
              <draw:line draw:style-name="gr262" draw:text-style-name="P1" draw:layer="layout" svg:x1="7.746cm" svg:y1="14.47cm" svg:x2="7.844cm" svg:y2="14.413cm">
                <text:p/>
              </draw:line>
              <draw:line draw:style-name="gr263" draw:text-style-name="P1" draw:layer="layout" svg:x1="7.648cm" svg:y1="14.414cm" svg:x2="7.746cm" svg:y2="14.357cm">
                <text:p/>
              </draw:line>
              <draw:line draw:style-name="gr264" draw:text-style-name="P1" draw:layer="layout" svg:x1="7.599cm" svg:y1="14.499cm" svg:x2="7.697cm" svg:y2="14.442cm">
                <text:p/>
              </draw:line>
              <draw:line draw:style-name="gr265" draw:text-style-name="P1" draw:layer="layout" svg:x1="7.501cm" svg:y1="14.442cm" svg:x2="7.599cm" svg:y2="14.385cm">
                <text:p/>
              </draw:line>
              <draw:line draw:style-name="gr266" draw:text-style-name="P1" draw:layer="layout" svg:x1="7.55cm" svg:y1="14.358cm" svg:x2="7.648cm" svg:y2="14.301cm">
                <text:p/>
              </draw:line>
              <draw:line draw:style-name="gr267" draw:text-style-name="P1" draw:layer="layout" svg:x1="7.452cm" svg:y1="14.301cm" svg:x2="7.55cm" svg:y2="14.244cm">
                <text:p/>
              </draw:line>
              <draw:line draw:style-name="gr268" draw:text-style-name="P1" draw:layer="layout" svg:x1="7.354cm" svg:y1="14.245cm" svg:x2="7.452cm" svg:y2="14.188cm">
                <text:p/>
              </draw:line>
              <draw:line draw:style-name="gr269" draw:text-style-name="P1" draw:layer="layout" svg:x1="7.257cm" svg:y1="14.188cm" svg:x2="7.355cm" svg:y2="14.131cm">
                <text:p/>
              </draw:line>
              <draw:line draw:style-name="gr270" draw:text-style-name="P1" draw:layer="layout" svg:x1="7.11cm" svg:y1="14.216cm" svg:x2="7.208cm" svg:y2="14.159cm">
                <text:p/>
              </draw:line>
              <draw:line draw:style-name="gr271" draw:text-style-name="P1" draw:layer="layout" svg:x1="7.159cm" svg:y1="14.131cm" svg:x2="7.257cm" svg:y2="14.074cm">
                <text:p/>
              </draw:line>
              <draw:line draw:style-name="gr272" draw:text-style-name="P1" draw:layer="layout" svg:x1="7.012cm" svg:y1="14.159cm" svg:x2="7.11cm" svg:y2="14.102cm">
                <text:p/>
              </draw:line>
              <draw:line draw:style-name="gr273" draw:text-style-name="P1" draw:layer="layout" svg:x1="7.794cm" svg:y1="14.612cm" svg:x2="7.892cm" svg:y2="14.555cm">
                <text:p/>
              </draw:line>
              <draw:line draw:style-name="gr274" draw:text-style-name="P1" draw:layer="layout" svg:x1="7.696cm" svg:y1="14.555cm" svg:x2="7.794cm" svg:y2="14.498cm">
                <text:p/>
              </draw:line>
              <draw:line draw:style-name="gr275" draw:text-style-name="P1" draw:layer="layout" svg:x1="8.137cm" svg:y1="14.809cm" svg:x2="8.528cm" svg:y2="14.583cm">
                <text:p/>
              </draw:line>
              <draw:line draw:style-name="gr276" draw:text-style-name="P1" draw:layer="layout" svg:x1="8.234cm" svg:y1="14.865cm" svg:x2="8.625cm" svg:y2="14.639cm">
                <text:p/>
              </draw:line>
              <draw:line draw:style-name="gr277" draw:text-style-name="P1" draw:layer="layout" svg:x1="8.332cm" svg:y1="14.583cm" svg:x2="8.625cm" svg:y2="14.753cm">
                <text:p/>
              </draw:line>
              <draw:line draw:style-name="gr278" draw:text-style-name="P1" draw:layer="layout" svg:x1="8.234cm" svg:y1="14.639cm" svg:x2="8.527cm" svg:y2="14.809cm">
                <text:p/>
              </draw:line>
              <draw:line draw:style-name="gr279" draw:text-style-name="P1" draw:layer="layout" svg:x1="8.137cm" svg:y1="14.696cm" svg:x2="8.332cm" svg:y2="14.809cm">
                <text:p/>
              </draw:line>
              <draw:polygon draw:style-name="gr280" draw:text-style-name="P1" draw:layer="layout" svg:width="1.563cm" svg:height="1.016cm" svg:x="6.768cm" svg:y="14.102cm" svg:viewBox="0 0 1564 1017" draw:points="0,113 0,0 1564,904 1564,1017">
                <text:p/>
              </draw:polygon>
              <draw:polygon draw:style-name="gr281" draw:text-style-name="P1" draw:layer="layout" svg:width="2.1cm" svg:height="1.327cm" svg:x="6.768cm" svg:y="13.792cm" svg:viewBox="0 0 2101 1328" draw:points="538,0 2101,904 2101,1017 1564,1328 0,424 0,311">
                <text:p/>
              </draw:polygon>
            </draw:g>
          </draw:g>
        </draw:g>
        <draw:g xml:id="id1" draw:id="id1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282" draw:text-style-name="P1" draw:layer="layout" svg:width="0.535cm" svg:height="0.338cm" svg:x="5.024cm" svg:y="15.063cm" svg:viewBox="0 0 536 339" svg:d="M0 339c134 0 536-113 536-198 0-84-13-141-147-141 0 85-391 85-389 339z">
              <text:p/>
            </draw:path>
            <draw:g>
              <draw:polygon draw:style-name="gr283" draw:text-style-name="P1" draw:layer="layout" svg:width="0.243cm" svg:height="0.282cm" svg:x="4.827cm" svg:y="15.12cm" svg:viewBox="0 0 244 283" draw:points="0,170 49,0 244,113 195,283">
                <text:p/>
              </draw:polygon>
              <draw:polygon draw:style-name="gr284" draw:text-style-name="P1" draw:layer="layout" svg:width="0.537cm" svg:height="0.31cm" svg:x="4.876cm" svg:y="14.922cm" svg:viewBox="0 0 538 311" draw:points="0,198 98,113 244,28 342,0 538,113 440,141 293,226 195,311">
                <text:p/>
              </draw:polygon>
              <draw:path draw:style-name="gr285" draw:text-style-name="P1" draw:layer="layout" svg:width="0.439cm" svg:height="0.366cm" svg:x="5.022cm" svg:y="15.035cm" svg:viewBox="0 0 440 367" svg:d="M440 113c0-170-98-113-196-56-97 56-195 56-244 310 0 0 195-113 440-254z">
                <text:p/>
              </draw:path>
              <draw:path draw:style-name="gr286" draw:text-style-name="P1" draw:layer="layout" svg:width="0.635cm" svg:height="0.479cm" svg:x="4.827cm" svg:y="14.922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287" draw:text-style-name="P1" draw:layer="layout" svg:width="0.879cm" svg:height="0.677cm" svg:x="4.582cm" svg:y="13.707cm" svg:viewBox="0 0 880 678" svg:d="M3 678c134 0 877-28 877-283 0-254-255-395-390-395 0 85-536 57-487 678z">
              <text:p/>
            </draw:path>
            <draw:g>
              <draw:polygon draw:style-name="gr288" draw:text-style-name="P1" draw:layer="layout" svg:width="0.488cm" svg:height="0.394cm" svg:x="4.094cm" svg:y="13.989cm" svg:viewBox="0 0 489 395" draw:points="0,113 0,0 489,283 489,395">
                <text:p/>
              </draw:polygon>
              <draw:polygon draw:style-name="gr289" draw:text-style-name="P1" draw:layer="layout" svg:width="0.488cm" svg:height="0.479cm" svg:x="4.485cm" svg:y="13.566cm" svg:viewBox="0 0 489 480" draw:points="0,198 0,0 489,283 489,480">
                <text:p/>
              </draw:polygon>
              <draw:polygon draw:style-name="gr290" draw:text-style-name="P1" draw:layer="layout" svg:width="0.879cm" svg:height="0.507cm" svg:x="4.094cm" svg:y="13.764cm" svg:viewBox="0 0 880 508" draw:points="0,226 391,0 880,283 489,508">
                <text:p/>
              </draw:polygon>
              <draw:line draw:style-name="gr291" draw:text-style-name="P1" draw:layer="layout" svg:x1="4.485cm" svg:y1="13.764cm" svg:x2="4.974cm" svg:y2="14.047cm">
                <text:p/>
              </draw:line>
              <draw:polygon draw:style-name="gr292" draw:text-style-name="P1" draw:layer="layout" svg:width="0.488cm" svg:height="0.479cm" svg:x="4.582cm" svg:y="13.905cm" svg:viewBox="0 0 489 480" draw:points="0,480 0,367 391,141 391,0 489,57 489,198">
                <text:p/>
              </draw:polygon>
              <draw:polygon draw:style-name="gr293" draw:text-style-name="P1" draw:layer="layout" svg:width="1.563cm" svg:height="2.146cm" svg:x="3.556cm" svg:y="11.843cm" svg:viewBox="0 0 1564 2147" draw:points="0,1243 0,0 1564,904 1564,2147">
                <text:p/>
              </draw:polygon>
              <draw:polygon draw:style-name="gr294" draw:text-style-name="P1" draw:layer="layout" svg:width="1.465cm" svg:height="1.977cm" svg:x="3.605cm" svg:y="11.927cm" svg:viewBox="0 0 1466 1978" draw:points="0,1130 0,0 1466,848 1466,1978">
                <text:p/>
              </draw:polygon>
              <draw:polygon draw:style-name="gr295" draw:text-style-name="P1" draw:layer="layout" svg:width="1.661cm" svg:height="0.959cm" svg:x="3.556cm" svg:y="11.786cm" svg:viewBox="0 0 1662 960" draw:points="1564,960 0,57 98,0 1662,904">
                <text:p/>
              </draw:polygon>
              <draw:polygon draw:style-name="gr296" draw:text-style-name="P1" draw:layer="layout" svg:width="0.097cm" svg:height="1.299cm" svg:x="5.12cm" svg:y="12.69cm" svg:viewBox="0 0 98 1300" draw:points="0,1300 0,57 98,0 98,1243">
                <text:p/>
              </draw:polygon>
              <draw:polygon draw:style-name="gr297" draw:text-style-name="P1" draw:layer="layout" svg:width="1.661cm" svg:height="2.598cm" svg:x="3.556cm" svg:y="11.786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298" draw:text-style-name="P1" draw:layer="layout" svg:width="0.636cm" svg:height="0.338cm" svg:x="4.386cm" svg:y="14.753cm" svg:viewBox="0 0 637 339" svg:d="M3 339c135 0 634-141 634-226s-13-113-147-113c0 85-538 57-487 339z">
              <text:p/>
            </draw:path>
            <draw:g>
              <draw:polygon draw:style-name="gr299" draw:text-style-name="P1" draw:layer="layout" svg:width="2.1cm" svg:height="1.214cm" svg:x="2.823cm" svg:y="13.792cm" svg:viewBox="0 0 2101 1215" draw:points="1564,1215 0,311 538,0 2101,904">
                <text:p/>
              </draw:polygon>
              <draw:polygon draw:style-name="gr300" draw:text-style-name="P2" draw:layer="layout" svg:width="1.416cm" svg:height="0.818cm" svg:x="2.97cm" svg:y="13.877cm" svg:viewBox="0 0 1417 819" draw:points="0,226 391,0 1417,594 1026,819">
                <text:p/>
              </draw:polygon>
              <draw:polygon draw:style-name="gr301" draw:text-style-name="P2" draw:layer="layout" svg:width="0.683cm" svg:height="0.394cm" svg:x="4.094cm" svg:y="14.526cm" svg:viewBox="0 0 684 395" draw:points="0,226 391,0 684,170 293,395">
                <text:p/>
              </draw:polygon>
              <draw:polygon draw:style-name="gr302" draw:text-style-name="P1" draw:layer="layout" svg:width="0.537cm" svg:height="0.423cm" svg:x="4.387cm" svg:y="14.696cm" svg:viewBox="0 0 538 424" draw:points="0,424 0,311 538,0 538,113">
                <text:p/>
              </draw:polygon>
              <draw:line draw:style-name="gr303" draw:text-style-name="P1" draw:layer="layout" svg:x1="3.067cm" svg:y1="14.046cm" svg:x2="4.093cm" svg:y2="14.64cm">
                <text:p/>
              </draw:line>
              <draw:line draw:style-name="gr304" draw:text-style-name="P1" draw:layer="layout" svg:x1="3.165cm" svg:y1="13.989cm" svg:x2="4.191cm" svg:y2="14.583cm">
                <text:p/>
              </draw:line>
              <draw:line draw:style-name="gr305" draw:text-style-name="P1" draw:layer="layout" svg:x1="3.263cm" svg:y1="13.933cm" svg:x2="4.289cm" svg:y2="14.527cm">
                <text:p/>
              </draw:line>
              <draw:line draw:style-name="gr306" draw:text-style-name="P1" draw:layer="layout" svg:x1="4.192cm" svg:y1="14.47cm" svg:x2="4.29cm" svg:y2="14.413cm">
                <text:p/>
              </draw:line>
              <draw:line draw:style-name="gr307" draw:text-style-name="P1" draw:layer="layout" svg:x1="4.094cm" svg:y1="14.414cm" svg:x2="4.192cm" svg:y2="14.357cm">
                <text:p/>
              </draw:line>
              <draw:line draw:style-name="gr308" draw:text-style-name="P1" draw:layer="layout" svg:x1="3.996cm" svg:y1="14.358cm" svg:x2="4.094cm" svg:y2="14.301cm">
                <text:p/>
              </draw:line>
              <draw:line draw:style-name="gr309" draw:text-style-name="P1" draw:layer="layout" svg:x1="4.045cm" svg:y1="14.499cm" svg:x2="4.143cm" svg:y2="14.442cm">
                <text:p/>
              </draw:line>
              <draw:line draw:style-name="gr310" draw:text-style-name="P1" draw:layer="layout" svg:x1="3.947cm" svg:y1="14.442cm" svg:x2="4.045cm" svg:y2="14.385cm">
                <text:p/>
              </draw:line>
              <draw:line draw:style-name="gr311" draw:text-style-name="P1" draw:layer="layout" svg:x1="3.849cm" svg:y1="14.386cm" svg:x2="3.947cm" svg:y2="14.329cm">
                <text:p/>
              </draw:line>
              <draw:line draw:style-name="gr312" draw:text-style-name="P1" draw:layer="layout" svg:x1="3.898cm" svg:y1="14.301cm" svg:x2="3.996cm" svg:y2="14.244cm">
                <text:p/>
              </draw:line>
              <draw:line draw:style-name="gr313" draw:text-style-name="P1" draw:layer="layout" svg:x1="3.751cm" svg:y1="14.329cm" svg:x2="3.849cm" svg:y2="14.272cm">
                <text:p/>
              </draw:line>
              <draw:line draw:style-name="gr314" draw:text-style-name="P1" draw:layer="layout" svg:x1="3.801cm" svg:y1="14.245cm" svg:x2="3.899cm" svg:y2="14.188cm">
                <text:p/>
              </draw:line>
              <draw:line draw:style-name="gr315" draw:text-style-name="P1" draw:layer="layout" svg:x1="3.703cm" svg:y1="14.188cm" svg:x2="3.801cm" svg:y2="14.131cm">
                <text:p/>
              </draw:line>
              <draw:line draw:style-name="gr316" draw:text-style-name="P1" draw:layer="layout" svg:x1="3.605cm" svg:y1="14.131cm" svg:x2="3.703cm" svg:y2="14.074cm">
                <text:p/>
              </draw:line>
              <draw:line draw:style-name="gr317" draw:text-style-name="P1" draw:layer="layout" svg:x1="3.654cm" svg:y1="14.273cm" svg:x2="3.752cm" svg:y2="14.216cm">
                <text:p/>
              </draw:line>
              <draw:line draw:style-name="gr318" draw:text-style-name="P1" draw:layer="layout" svg:x1="3.556cm" svg:y1="14.216cm" svg:x2="3.654cm" svg:y2="14.159cm">
                <text:p/>
              </draw:line>
              <draw:line draw:style-name="gr319" draw:text-style-name="P1" draw:layer="layout" svg:x1="3.459cm" svg:y1="14.159cm" svg:x2="3.557cm" svg:y2="14.102cm">
                <text:p/>
              </draw:line>
              <draw:line draw:style-name="gr320" draw:text-style-name="P1" draw:layer="layout" svg:x1="3.507cm" svg:y1="14.075cm" svg:x2="3.605cm" svg:y2="14.018cm">
                <text:p/>
              </draw:line>
              <draw:line draw:style-name="gr321" draw:text-style-name="P1" draw:layer="layout" svg:x1="3.361cm" svg:y1="14.103cm" svg:x2="3.459cm" svg:y2="14.046cm">
                <text:p/>
              </draw:line>
              <draw:line draw:style-name="gr322" draw:text-style-name="P1" draw:layer="layout" svg:x1="3.409cm" svg:y1="14.018cm" svg:x2="3.507cm" svg:y2="13.961cm">
                <text:p/>
              </draw:line>
              <draw:line draw:style-name="gr323" draw:text-style-name="P1" draw:layer="layout" svg:x1="3.312cm" svg:y1="13.962cm" svg:x2="3.41cm" svg:y2="13.905cm">
                <text:p/>
              </draw:line>
              <draw:line draw:style-name="gr324" draw:text-style-name="P1" draw:layer="layout" svg:x1="3.263cm" svg:y1="14.046cm" svg:x2="3.361cm" svg:y2="13.989cm">
                <text:p/>
              </draw:line>
              <draw:line draw:style-name="gr325" draw:text-style-name="P1" draw:layer="layout" svg:x1="3.898cm" svg:y1="14.527cm" svg:x2="3.996cm" svg:y2="14.47cm">
                <text:p/>
              </draw:line>
              <draw:line draw:style-name="gr326" draw:text-style-name="P1" draw:layer="layout" svg:x1="3.801cm" svg:y1="14.47cm" svg:x2="3.899cm" svg:y2="14.413cm">
                <text:p/>
              </draw:line>
              <draw:line draw:style-name="gr327" draw:text-style-name="P1" draw:layer="layout" svg:x1="3.703cm" svg:y1="14.414cm" svg:x2="3.801cm" svg:y2="14.357cm">
                <text:p/>
              </draw:line>
              <draw:line draw:style-name="gr328" draw:text-style-name="P1" draw:layer="layout" svg:x1="3.654cm" svg:y1="14.499cm" svg:x2="3.752cm" svg:y2="14.442cm">
                <text:p/>
              </draw:line>
              <draw:line draw:style-name="gr329" draw:text-style-name="P1" draw:layer="layout" svg:x1="3.556cm" svg:y1="14.442cm" svg:x2="3.654cm" svg:y2="14.385cm">
                <text:p/>
              </draw:line>
              <draw:line draw:style-name="gr330" draw:text-style-name="P1" draw:layer="layout" svg:x1="3.605cm" svg:y1="14.358cm" svg:x2="3.703cm" svg:y2="14.301cm">
                <text:p/>
              </draw:line>
              <draw:line draw:style-name="gr331" draw:text-style-name="P1" draw:layer="layout" svg:x1="3.507cm" svg:y1="14.301cm" svg:x2="3.605cm" svg:y2="14.244cm">
                <text:p/>
              </draw:line>
              <draw:line draw:style-name="gr332" draw:text-style-name="P1" draw:layer="layout" svg:x1="3.409cm" svg:y1="14.245cm" svg:x2="3.507cm" svg:y2="14.188cm">
                <text:p/>
              </draw:line>
              <draw:line draw:style-name="gr333" draw:text-style-name="P1" draw:layer="layout" svg:x1="3.312cm" svg:y1="14.188cm" svg:x2="3.41cm" svg:y2="14.131cm">
                <text:p/>
              </draw:line>
              <draw:line draw:style-name="gr334" draw:text-style-name="P1" draw:layer="layout" svg:x1="3.165cm" svg:y1="14.216cm" svg:x2="3.263cm" svg:y2="14.159cm">
                <text:p/>
              </draw:line>
              <draw:line draw:style-name="gr335" draw:text-style-name="P1" draw:layer="layout" svg:x1="3.214cm" svg:y1="14.131cm" svg:x2="3.312cm" svg:y2="14.074cm">
                <text:p/>
              </draw:line>
              <draw:line draw:style-name="gr336" draw:text-style-name="P1" draw:layer="layout" svg:x1="3.067cm" svg:y1="14.159cm" svg:x2="3.165cm" svg:y2="14.102cm">
                <text:p/>
              </draw:line>
              <draw:line draw:style-name="gr337" draw:text-style-name="P1" draw:layer="layout" svg:x1="3.849cm" svg:y1="14.612cm" svg:x2="3.947cm" svg:y2="14.555cm">
                <text:p/>
              </draw:line>
              <draw:line draw:style-name="gr338" draw:text-style-name="P1" draw:layer="layout" svg:x1="3.751cm" svg:y1="14.555cm" svg:x2="3.849cm" svg:y2="14.498cm">
                <text:p/>
              </draw:line>
              <draw:line draw:style-name="gr339" draw:text-style-name="P1" draw:layer="layout" svg:x1="4.192cm" svg:y1="14.809cm" svg:x2="4.583cm" svg:y2="14.583cm">
                <text:p/>
              </draw:line>
              <draw:line draw:style-name="gr340" draw:text-style-name="P1" draw:layer="layout" svg:x1="4.289cm" svg:y1="14.865cm" svg:x2="4.68cm" svg:y2="14.639cm">
                <text:p/>
              </draw:line>
              <draw:line draw:style-name="gr341" draw:text-style-name="P1" draw:layer="layout" svg:x1="4.387cm" svg:y1="14.583cm" svg:x2="4.68cm" svg:y2="14.753cm">
                <text:p/>
              </draw:line>
              <draw:line draw:style-name="gr342" draw:text-style-name="P1" draw:layer="layout" svg:x1="4.289cm" svg:y1="14.639cm" svg:x2="4.582cm" svg:y2="14.809cm">
                <text:p/>
              </draw:line>
              <draw:line draw:style-name="gr343" draw:text-style-name="P1" draw:layer="layout" svg:x1="4.192cm" svg:y1="14.696cm" svg:x2="4.387cm" svg:y2="14.809cm">
                <text:p/>
              </draw:line>
              <draw:polygon draw:style-name="gr344" draw:text-style-name="P1" draw:layer="layout" svg:width="1.563cm" svg:height="1.016cm" svg:x="2.823cm" svg:y="14.102cm" svg:viewBox="0 0 1564 1017" draw:points="0,113 0,0 1564,904 1564,1017">
                <text:p/>
              </draw:polygon>
              <draw:polygon draw:style-name="gr345" draw:text-style-name="P1" draw:layer="layout" svg:width="2.1cm" svg:height="1.327cm" svg:x="2.823cm" svg:y="13.792cm" svg:viewBox="0 0 2101 1328" draw:points="538,0 2101,904 2101,1017 1564,1328 0,424 0,311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346" draw:text-style-name="P1" draw:layer="layout" svg:width="0.535cm" svg:height="0.338cm" svg:x="24.721cm" svg:y="15.072cm" svg:viewBox="0 0 536 339" svg:d="M0 339c134 0 536-113 536-198 0-84-13-141-147-141 0 85-391 85-389 339z">
              <text:p/>
            </draw:path>
            <draw:g>
              <draw:polygon draw:style-name="gr347" draw:text-style-name="P1" draw:layer="layout" svg:width="0.243cm" svg:height="0.282cm" svg:x="24.524cm" svg:y="15.129cm" svg:viewBox="0 0 244 283" draw:points="0,170 49,0 244,113 195,283">
                <text:p/>
              </draw:polygon>
              <draw:polygon draw:style-name="gr348" draw:text-style-name="P1" draw:layer="layout" svg:width="0.537cm" svg:height="0.31cm" svg:x="24.573cm" svg:y="14.931cm" svg:viewBox="0 0 538 311" draw:points="0,198 98,113 244,28 342,0 538,113 440,141 293,226 195,311">
                <text:p/>
              </draw:polygon>
              <draw:path draw:style-name="gr349" draw:text-style-name="P1" draw:layer="layout" svg:width="0.439cm" svg:height="0.366cm" svg:x="24.719cm" svg:y="15.044cm" svg:viewBox="0 0 440 367" svg:d="M440 113c0-170-98-113-196-56-97 56-195 56-244 310 0 0 195-113 440-254z">
                <text:p/>
              </draw:path>
              <draw:path draw:style-name="gr350" draw:text-style-name="P1" draw:layer="layout" svg:width="0.635cm" svg:height="0.479cm" svg:x="24.524cm" svg:y="14.931cm" svg:viewBox="0 0 636 480" svg:d="M391 0c-98 28-98 28-196 85-48 28-146 56-195 282 98 57 98 57 195 113 56-25 343-197 441-254 0-141-98-141-245-226z">
                <text:p/>
              </draw:path>
            </draw:g>
          </draw:g>
          <draw:g>
            <draw:path draw:style-name="gr351" draw:text-style-name="P1" draw:layer="layout" svg:width="0.879cm" svg:height="0.677cm" svg:x="24.279cm" svg:y="13.716cm" svg:viewBox="0 0 880 678" svg:d="M3 678c134 0 877-28 877-283 0-254-255-395-390-395 0 85-536 57-487 678z">
              <text:p/>
            </draw:path>
            <draw:g>
              <draw:polygon draw:style-name="gr352" draw:text-style-name="P1" draw:layer="layout" svg:width="0.488cm" svg:height="0.394cm" svg:x="23.791cm" svg:y="13.998cm" svg:viewBox="0 0 489 395" draw:points="0,113 0,0 489,283 489,395">
                <text:p/>
              </draw:polygon>
              <draw:polygon draw:style-name="gr353" draw:text-style-name="P1" draw:layer="layout" svg:width="0.488cm" svg:height="0.479cm" svg:x="24.182cm" svg:y="13.575cm" svg:viewBox="0 0 489 480" draw:points="0,198 0,0 489,283 489,480">
                <text:p/>
              </draw:polygon>
              <draw:polygon draw:style-name="gr354" draw:text-style-name="P1" draw:layer="layout" svg:width="0.879cm" svg:height="0.507cm" svg:x="23.791cm" svg:y="13.773cm" svg:viewBox="0 0 880 508" draw:points="0,226 391,0 880,283 489,508">
                <text:p/>
              </draw:polygon>
              <draw:line draw:style-name="gr355" draw:text-style-name="P1" draw:layer="layout" svg:x1="24.182cm" svg:y1="13.773cm" svg:x2="24.671cm" svg:y2="14.056cm">
                <text:p/>
              </draw:line>
              <draw:polygon draw:style-name="gr356" draw:text-style-name="P1" draw:layer="layout" svg:width="0.488cm" svg:height="0.479cm" svg:x="24.279cm" svg:y="13.914cm" svg:viewBox="0 0 489 480" draw:points="0,480 0,367 391,141 391,0 489,57 489,198">
                <text:p/>
              </draw:polygon>
              <draw:polygon draw:style-name="gr357" draw:text-style-name="P1" draw:layer="layout" svg:width="1.563cm" svg:height="2.146cm" svg:x="23.253cm" svg:y="11.852cm" svg:viewBox="0 0 1564 2147" draw:points="0,1243 0,0 1564,904 1564,2147">
                <text:p/>
              </draw:polygon>
              <draw:polygon draw:style-name="gr358" draw:text-style-name="P1" draw:layer="layout" svg:width="1.465cm" svg:height="1.977cm" svg:x="23.302cm" svg:y="11.936cm" svg:viewBox="0 0 1466 1978" draw:points="0,1130 0,0 1466,848 1466,1978">
                <text:p/>
              </draw:polygon>
              <draw:polygon draw:style-name="gr359" draw:text-style-name="P1" draw:layer="layout" svg:width="1.661cm" svg:height="0.959cm" svg:x="23.253cm" svg:y="11.795cm" svg:viewBox="0 0 1662 960" draw:points="1564,960 0,57 98,0 1662,904">
                <text:p/>
              </draw:polygon>
              <draw:polygon draw:style-name="gr360" draw:text-style-name="P1" draw:layer="layout" svg:width="0.097cm" svg:height="1.299cm" svg:x="24.817cm" svg:y="12.699cm" svg:viewBox="0 0 98 1300" draw:points="0,1300 0,57 98,0 98,1243">
                <text:p/>
              </draw:polygon>
              <draw:polygon draw:style-name="gr361" draw:text-style-name="P1" draw:layer="layout" svg:width="1.661cm" svg:height="2.598cm" svg:x="23.253cm" svg:y="11.795cm" svg:viewBox="0 0 1662 2599" draw:points="98,0 1662,904 1662,2147 1564,2203 1515,2175 1515,2316 1026,2599 538,2316 538,2203 928,1978 928,1837 0,1300 0,57">
                <text:p/>
              </draw:polygon>
            </draw:g>
          </draw:g>
          <draw:g>
            <draw:path draw:style-name="gr362" draw:text-style-name="P1" draw:layer="layout" svg:width="0.636cm" svg:height="0.338cm" svg:x="24.083cm" svg:y="14.762cm" svg:viewBox="0 0 637 339" svg:d="M3 339c135 0 634-141 634-226s-13-113-147-113c0 85-538 57-487 339z">
              <text:p/>
            </draw:path>
            <draw:g>
              <draw:polygon draw:style-name="gr363" draw:text-style-name="P1" draw:layer="layout" svg:width="2.1cm" svg:height="1.214cm" svg:x="22.52cm" svg:y="13.801cm" svg:viewBox="0 0 2101 1215" draw:points="1564,1215 0,311 538,0 2101,904">
                <text:p/>
              </draw:polygon>
              <draw:polygon draw:style-name="gr364" draw:text-style-name="P2" draw:layer="layout" svg:width="1.416cm" svg:height="0.818cm" svg:x="22.667cm" svg:y="13.886cm" svg:viewBox="0 0 1417 819" draw:points="0,226 391,0 1417,594 1026,819">
                <text:p/>
              </draw:polygon>
              <draw:polygon draw:style-name="gr365" draw:text-style-name="P2" draw:layer="layout" svg:width="0.683cm" svg:height="0.394cm" svg:x="23.791cm" svg:y="14.535cm" svg:viewBox="0 0 684 395" draw:points="0,226 391,0 684,170 293,395">
                <text:p/>
              </draw:polygon>
              <draw:polygon draw:style-name="gr366" draw:text-style-name="P1" draw:layer="layout" svg:width="0.537cm" svg:height="0.423cm" svg:x="24.084cm" svg:y="14.705cm" svg:viewBox="0 0 538 424" draw:points="0,424 0,311 538,0 538,113">
                <text:p/>
              </draw:polygon>
              <draw:line draw:style-name="gr367" draw:text-style-name="P1" draw:layer="layout" svg:x1="22.764cm" svg:y1="14.055cm" svg:x2="23.79cm" svg:y2="14.649cm">
                <text:p/>
              </draw:line>
              <draw:line draw:style-name="gr368" draw:text-style-name="P1" draw:layer="layout" svg:x1="22.862cm" svg:y1="13.998cm" svg:x2="23.888cm" svg:y2="14.592cm">
                <text:p/>
              </draw:line>
              <draw:line draw:style-name="gr369" draw:text-style-name="P1" draw:layer="layout" svg:x1="22.96cm" svg:y1="13.942cm" svg:x2="23.986cm" svg:y2="14.536cm">
                <text:p/>
              </draw:line>
              <draw:line draw:style-name="gr370" draw:text-style-name="P1" draw:layer="layout" svg:x1="23.889cm" svg:y1="14.479cm" svg:x2="23.987cm" svg:y2="14.422cm">
                <text:p/>
              </draw:line>
              <draw:line draw:style-name="gr371" draw:text-style-name="P1" draw:layer="layout" svg:x1="23.791cm" svg:y1="14.423cm" svg:x2="23.889cm" svg:y2="14.366cm">
                <text:p/>
              </draw:line>
              <draw:line draw:style-name="gr372" draw:text-style-name="P1" draw:layer="layout" svg:x1="23.693cm" svg:y1="14.367cm" svg:x2="23.791cm" svg:y2="14.31cm">
                <text:p/>
              </draw:line>
              <draw:line draw:style-name="gr373" draw:text-style-name="P1" draw:layer="layout" svg:x1="23.742cm" svg:y1="14.508cm" svg:x2="23.84cm" svg:y2="14.451cm">
                <text:p/>
              </draw:line>
              <draw:line draw:style-name="gr374" draw:text-style-name="P1" draw:layer="layout" svg:x1="23.644cm" svg:y1="14.451cm" svg:x2="23.742cm" svg:y2="14.394cm">
                <text:p/>
              </draw:line>
              <draw:line draw:style-name="gr375" draw:text-style-name="P1" draw:layer="layout" svg:x1="23.546cm" svg:y1="14.395cm" svg:x2="23.644cm" svg:y2="14.338cm">
                <text:p/>
              </draw:line>
              <draw:line draw:style-name="gr376" draw:text-style-name="P1" draw:layer="layout" svg:x1="23.595cm" svg:y1="14.31cm" svg:x2="23.693cm" svg:y2="14.253cm">
                <text:p/>
              </draw:line>
              <draw:line draw:style-name="gr377" draw:text-style-name="P1" draw:layer="layout" svg:x1="23.448cm" svg:y1="14.338cm" svg:x2="23.546cm" svg:y2="14.281cm">
                <text:p/>
              </draw:line>
              <draw:line draw:style-name="gr378" draw:text-style-name="P1" draw:layer="layout" svg:x1="23.498cm" svg:y1="14.254cm" svg:x2="23.596cm" svg:y2="14.197cm">
                <text:p/>
              </draw:line>
              <draw:line draw:style-name="gr379" draw:text-style-name="P1" draw:layer="layout" svg:x1="23.4cm" svg:y1="14.197cm" svg:x2="23.498cm" svg:y2="14.14cm">
                <text:p/>
              </draw:line>
              <draw:line draw:style-name="gr380" draw:text-style-name="P1" draw:layer="layout" svg:x1="23.302cm" svg:y1="14.14cm" svg:x2="23.4cm" svg:y2="14.083cm">
                <text:p/>
              </draw:line>
              <draw:line draw:style-name="gr381" draw:text-style-name="P1" draw:layer="layout" svg:x1="23.351cm" svg:y1="14.282cm" svg:x2="23.449cm" svg:y2="14.225cm">
                <text:p/>
              </draw:line>
              <draw:line draw:style-name="gr382" draw:text-style-name="P1" draw:layer="layout" svg:x1="23.253cm" svg:y1="14.225cm" svg:x2="23.351cm" svg:y2="14.168cm">
                <text:p/>
              </draw:line>
              <draw:line draw:style-name="gr383" draw:text-style-name="P1" draw:layer="layout" svg:x1="23.156cm" svg:y1="14.168cm" svg:x2="23.254cm" svg:y2="14.111cm">
                <text:p/>
              </draw:line>
              <draw:line draw:style-name="gr384" draw:text-style-name="P1" draw:layer="layout" svg:x1="23.204cm" svg:y1="14.084cm" svg:x2="23.302cm" svg:y2="14.027cm">
                <text:p/>
              </draw:line>
              <draw:line draw:style-name="gr385" draw:text-style-name="P1" draw:layer="layout" svg:x1="23.058cm" svg:y1="14.112cm" svg:x2="23.156cm" svg:y2="14.055cm">
                <text:p/>
              </draw:line>
              <draw:line draw:style-name="gr386" draw:text-style-name="P1" draw:layer="layout" svg:x1="23.106cm" svg:y1="14.027cm" svg:x2="23.204cm" svg:y2="13.97cm">
                <text:p/>
              </draw:line>
              <draw:line draw:style-name="gr387" draw:text-style-name="P1" draw:layer="layout" svg:x1="23.009cm" svg:y1="13.971cm" svg:x2="23.107cm" svg:y2="13.914cm">
                <text:p/>
              </draw:line>
              <draw:line draw:style-name="gr388" draw:text-style-name="P1" draw:layer="layout" svg:x1="22.96cm" svg:y1="14.055cm" svg:x2="23.058cm" svg:y2="13.998cm">
                <text:p/>
              </draw:line>
              <draw:line draw:style-name="gr389" draw:text-style-name="P1" draw:layer="layout" svg:x1="23.595cm" svg:y1="14.536cm" svg:x2="23.693cm" svg:y2="14.479cm">
                <text:p/>
              </draw:line>
              <draw:line draw:style-name="gr390" draw:text-style-name="P1" draw:layer="layout" svg:x1="23.498cm" svg:y1="14.479cm" svg:x2="23.596cm" svg:y2="14.422cm">
                <text:p/>
              </draw:line>
              <draw:line draw:style-name="gr391" draw:text-style-name="P1" draw:layer="layout" svg:x1="23.4cm" svg:y1="14.423cm" svg:x2="23.498cm" svg:y2="14.366cm">
                <text:p/>
              </draw:line>
              <draw:line draw:style-name="gr392" draw:text-style-name="P1" draw:layer="layout" svg:x1="23.351cm" svg:y1="14.508cm" svg:x2="23.449cm" svg:y2="14.451cm">
                <text:p/>
              </draw:line>
              <draw:line draw:style-name="gr393" draw:text-style-name="P1" draw:layer="layout" svg:x1="23.253cm" svg:y1="14.451cm" svg:x2="23.351cm" svg:y2="14.394cm">
                <text:p/>
              </draw:line>
              <draw:line draw:style-name="gr394" draw:text-style-name="P1" draw:layer="layout" svg:x1="23.302cm" svg:y1="14.367cm" svg:x2="23.4cm" svg:y2="14.31cm">
                <text:p/>
              </draw:line>
              <draw:line draw:style-name="gr395" draw:text-style-name="P1" draw:layer="layout" svg:x1="23.204cm" svg:y1="14.31cm" svg:x2="23.302cm" svg:y2="14.253cm">
                <text:p/>
              </draw:line>
              <draw:line draw:style-name="gr396" draw:text-style-name="P1" draw:layer="layout" svg:x1="23.106cm" svg:y1="14.254cm" svg:x2="23.204cm" svg:y2="14.197cm">
                <text:p/>
              </draw:line>
              <draw:line draw:style-name="gr397" draw:text-style-name="P1" draw:layer="layout" svg:x1="23.009cm" svg:y1="14.197cm" svg:x2="23.107cm" svg:y2="14.14cm">
                <text:p/>
              </draw:line>
              <draw:line draw:style-name="gr398" draw:text-style-name="P1" draw:layer="layout" svg:x1="22.862cm" svg:y1="14.225cm" svg:x2="22.96cm" svg:y2="14.168cm">
                <text:p/>
              </draw:line>
              <draw:line draw:style-name="gr399" draw:text-style-name="P1" draw:layer="layout" svg:x1="22.911cm" svg:y1="14.14cm" svg:x2="23.009cm" svg:y2="14.083cm">
                <text:p/>
              </draw:line>
              <draw:line draw:style-name="gr400" draw:text-style-name="P1" draw:layer="layout" svg:x1="22.764cm" svg:y1="14.168cm" svg:x2="22.862cm" svg:y2="14.111cm">
                <text:p/>
              </draw:line>
              <draw:line draw:style-name="gr401" draw:text-style-name="P1" draw:layer="layout" svg:x1="23.546cm" svg:y1="14.621cm" svg:x2="23.644cm" svg:y2="14.564cm">
                <text:p/>
              </draw:line>
              <draw:line draw:style-name="gr402" draw:text-style-name="P1" draw:layer="layout" svg:x1="23.448cm" svg:y1="14.564cm" svg:x2="23.546cm" svg:y2="14.507cm">
                <text:p/>
              </draw:line>
              <draw:line draw:style-name="gr403" draw:text-style-name="P1" draw:layer="layout" svg:x1="23.889cm" svg:y1="14.818cm" svg:x2="24.28cm" svg:y2="14.592cm">
                <text:p/>
              </draw:line>
              <draw:line draw:style-name="gr404" draw:text-style-name="P1" draw:layer="layout" svg:x1="23.986cm" svg:y1="14.874cm" svg:x2="24.377cm" svg:y2="14.648cm">
                <text:p/>
              </draw:line>
              <draw:line draw:style-name="gr405" draw:text-style-name="P1" draw:layer="layout" svg:x1="24.084cm" svg:y1="14.592cm" svg:x2="24.377cm" svg:y2="14.762cm">
                <text:p/>
              </draw:line>
              <draw:line draw:style-name="gr406" draw:text-style-name="P1" draw:layer="layout" svg:x1="23.986cm" svg:y1="14.648cm" svg:x2="24.279cm" svg:y2="14.818cm">
                <text:p/>
              </draw:line>
              <draw:line draw:style-name="gr407" draw:text-style-name="P1" draw:layer="layout" svg:x1="23.889cm" svg:y1="14.705cm" svg:x2="24.084cm" svg:y2="14.818cm">
                <text:p/>
              </draw:line>
              <draw:polygon draw:style-name="gr408" draw:text-style-name="P1" draw:layer="layout" svg:width="1.563cm" svg:height="1.016cm" svg:x="22.52cm" svg:y="14.111cm" svg:viewBox="0 0 1564 1017" draw:points="0,113 0,0 1564,904 1564,1017">
                <text:p/>
              </draw:polygon>
              <draw:polygon draw:style-name="gr409" draw:text-style-name="P1" draw:layer="layout" svg:width="2.1cm" svg:height="1.327cm" svg:x="22.52cm" svg:y="13.801cm" svg:viewBox="0 0 2101 1328" draw:points="538,0 2101,904 2101,1017 1564,1328 0,424 0,311">
                <text:p/>
              </draw:polygon>
            </draw:g>
          </draw:g>
        </draw:g>
        <draw:g xml:id="id3" draw:id="id3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410" draw:text-style-name="P1" draw:layer="layout" svg:width="1.303cm" svg:height="0.869cm" svg:x="9.684cm" svg:y="9.247cm" svg:viewBox="0 0 1304 870" svg:d="M0 870c276 0 1304-290 1304-522s-25-348-301-348c0 174-1003 637-1003 870z">
            <text:p/>
          </draw:path>
          <draw:g>
            <draw:polygon draw:style-name="gr411" draw:text-style-name="P1" draw:layer="layout" svg:width="2.206cm" svg:height="1.739cm" svg:x="7.477cm" svg:y="8.377cm" svg:viewBox="0 0 2207 1740" draw:points="0,464 0,0 2207,1276 2207,1740">
              <text:p/>
            </draw:polygon>
            <draw:polygon draw:style-name="gr412" draw:text-style-name="P1" draw:layer="layout" svg:width="1.002cm" svg:height="1.043cm" svg:x="9.684cm" svg:y="9.073cm" svg:viewBox="0 0 1003 1044" draw:points="0,1044 0,580 1003,0 1003,464">
              <text:p/>
            </draw:polygon>
            <draw:polygon draw:style-name="gr413" draw:text-style-name="P1" draw:layer="layout" svg:width="3.21cm" svg:height="1.855cm" svg:x="7.477cm" svg:y="7.797cm" svg:viewBox="0 0 3211 1856" draw:points="2207,1856 0,580 1003,0 3211,1276">
              <text:p/>
            </draw:polygon>
            <draw:polygon draw:style-name="gr414" draw:text-style-name="P1" draw:layer="layout" svg:width="0.2cm" svg:height="0.347cm" svg:x="9.383cm" svg:y="9.595cm" svg:viewBox="0 0 201 348" draw:points="0,232 0,0 201,116 201,348">
              <text:p/>
            </draw:polygon>
            <draw:polygon draw:style-name="gr415" draw:text-style-name="P1" draw:layer="layout" svg:width="3.21cm" svg:height="2.319cm" svg:x="7.477cm" svg:y="7.797cm" svg:viewBox="0 0 3211 2320" draw:points="0,1044 0,580 1003,0 3211,1276 3211,1740 2207,2320">
              <text:p/>
            </draw:polygon>
            <draw:polygon draw:style-name="gr416" draw:text-style-name="P1" draw:layer="layout" svg:width="0.099cm" svg:height="0.173cm" svg:x="7.678cm" svg:y="8.667cm" svg:viewBox="0 0 100 174" draw:points="0,116 0,0 100,58 100,174">
              <text:p/>
            </draw:polygon>
            <draw:polygon draw:style-name="gr417" draw:text-style-name="P1" draw:layer="layout" svg:width="0.099cm" svg:height="0.173cm" svg:x="7.878cm" svg:y="8.783cm" svg:viewBox="0 0 100 174" draw:points="0,116 0,0 100,58 100,174">
              <text:p/>
            </draw:polygon>
            <draw:polygon draw:style-name="gr418" draw:text-style-name="P1" draw:layer="layout" svg:width="0.099cm" svg:height="0.173cm" svg:x="8.079cm" svg:y="8.899cm" svg:viewBox="0 0 100 174" draw:points="0,116 0,0 100,58 100,174">
              <text:p/>
            </draw:polygon>
            <draw:polygon draw:style-name="gr419" draw:text-style-name="P1" draw:layer="layout" svg:width="0.099cm" svg:height="0.173cm" svg:x="8.28cm" svg:y="9.015cm" svg:viewBox="0 0 100 174" draw:points="0,116 0,0 100,58 100,174">
              <text:p/>
            </draw:polygon>
            <draw:polygon draw:style-name="gr420" draw:text-style-name="P1" draw:layer="layout" svg:width="0.099cm" svg:height="0.173cm" svg:x="8.48cm" svg:y="9.131cm" svg:viewBox="0 0 100 174" draw:points="0,116 0,0 100,58 100,174">
              <text:p/>
            </draw:polygon>
            <draw:polygon draw:style-name="gr421" draw:text-style-name="P1" draw:layer="layout" svg:width="0.099cm" svg:height="0.173cm" svg:x="8.681cm" svg:y="9.247cm" svg:viewBox="0 0 100 174" draw:points="0,116 0,0 100,58 100,174">
              <text:p/>
            </draw:polygon>
            <draw:polygon draw:style-name="gr422" draw:text-style-name="P1" draw:layer="layout" svg:width="0.099cm" svg:height="0.173cm" svg:x="8.882cm" svg:y="9.363cm" svg:viewBox="0 0 100 174" draw:points="0,116 0,0 100,58 100,174">
              <text:p/>
            </draw:polygon>
            <draw:polygon draw:style-name="gr423" draw:text-style-name="P1" draw:layer="layout" svg:width="0.099cm" svg:height="0.173cm" svg:x="9.082cm" svg:y="9.479cm" svg:viewBox="0 0 100 174" draw:points="0,116 0,0 100,58 100,174">
              <text:p/>
            </draw:polygon>
          </draw:g>
        </draw:g>
        <draw:frame draw:style-name="gr424" draw:layer="layout" svg:width="1.311cm" svg:height="0.962cm" svg:x="4.429cm" svg:y="11.414cm">
          <draw:text-box>
            <text:p>H1</text:p>
          </draw:text-box>
        </draw:frame>
        <draw:frame draw:style-name="gr424" draw:layer="layout" svg:width="1.311cm" svg:height="0.962cm" svg:x="8.33cm" svg:y="11.414cm">
          <draw:text-box>
            <text:p>H2</text:p>
          </draw:text-box>
        </draw:frame>
        <draw:frame draw:style-name="gr424" draw:layer="layout" svg:width="1.311cm" svg:height="0.962cm" svg:x="20.03cm" svg:y="11.414cm">
          <draw:text-box>
            <text:p>H5</text:p>
          </draw:text-box>
        </draw:frame>
        <draw:frame draw:style-name="gr424" draw:layer="layout" svg:width="1.311cm" svg:height="0.962cm" svg:x="23.931cm" svg:y="11.414cm">
          <draw:text-box>
            <text:p>H6</text:p>
          </draw:text-box>
        </draw:frame>
        <draw:frame draw:style-name="gr424" draw:layer="layout" svg:width="1.311cm" svg:height="0.962cm" svg:x="16.231cm" svg:y="11.414cm">
          <draw:text-box>
            <text:p>H4</text:p>
          </draw:text-box>
        </draw:frame>
        <draw:frame draw:style-name="gr424" xml:id="id4" draw:id="id4" draw:layer="layout" svg:width="1.311cm" svg:height="0.962cm" svg:x="12.131cm" svg:y="11.414cm">
          <draw:text-box>
            <text:p>H3</text:p>
          </draw:text-box>
        </draw:frame>
        <draw:frame draw:style-name="gr424" draw:layer="layout" svg:width="2.898cm" svg:height="0.962cm" svg:x="9.12cm" svg:y="7.361cm">
          <draw:text-box>
            <text:p>Switch 1</text:p>
          </draw:text-box>
        </draw:frame>
        <draw:frame draw:style-name="gr424" draw:layer="layout" svg:width="2.898cm" svg:height="0.962cm" svg:x="21.085cm" svg:y="7.415cm">
          <draw:text-box>
            <text:p>Switch 2</text:p>
          </draw:text-box>
        </draw:frame>
        <draw:frame draw:style-name="gr424" draw:layer="layout" svg:width="2.403cm" svg:height="0.962cm" svg:x="15.289cm" svg:y="3.759cm">
          <draw:text-box>
            <text:p>Router</text:p>
          </draw:text-box>
        </draw:frame>
        <draw:connector draw:style-name="gr425" draw:text-style-name="P3" draw:layer="layout" draw:line-skew="-1.11cm" svg:x1="3.654cm" svg:y1="11.786cm" svg:x2="7.021cm" svg:y2="8.961cm" draw:start-shape="id1" draw:start-glue-point="8" svg:d="M3654 11786v-2785h3367v-40" svg:viewBox="0 0 3368 2826">
          <text:p/>
        </draw:connector>
        <draw:connector draw:style-name="gr425" draw:text-style-name="P3" draw:layer="layout" svg:x1="7.604cm" svg:y1="11.836cm" svg:x2="9.232cm" svg:y2="10.117cm" draw:start-shape="id2" draw:start-glue-point="11" draw:end-shape="id3" draw:end-glue-point="2" svg:d="M7604 11836v-884h1628v-835" svg:viewBox="0 0 1629 1720">
          <text:p/>
        </draw:connector>
        <draw:connector draw:style-name="gr425" draw:text-style-name="P3" draw:layer="layout" draw:line-skew="0.571cm" svg:x1="12.131cm" svg:y1="11.895cm" svg:x2="10.988cm" svg:y2="8.957cm" draw:start-shape="id4" draw:start-glue-point="3" draw:end-shape="id3" draw:end-glue-point="1" svg:d="M12131 11895v-2938h-1143" svg:viewBox="0 0 1144 2939">
          <text:p/>
        </draw:connector>
        <draw:connector draw:style-name="gr425" draw:text-style-name="P3" draw:layer="layout" draw:line-skew="-1.673cm" svg:x1="15.555cm" svg:y1="11.787cm" svg:x2="19.425cm" svg:y2="8.945cm" draw:end-shape="id5" draw:end-glue-point="3" svg:d="M15555 11787v-2842h3870" svg:viewBox="0 0 3871 2843">
          <text:p/>
        </draw:connector>
        <draw:connector draw:style-name="gr425" draw:text-style-name="P3" draw:layer="layout" svg:x1="19.504cm" svg:y1="11.837cm" svg:x2="21.132cm" svg:y2="10.018cm" svg:d="M19504 11837v-934h1628v-885" svg:viewBox="0 0 1629 1820">
          <text:p/>
        </draw:connector>
        <draw:connector draw:style-name="gr425" draw:text-style-name="P3" draw:layer="layout" draw:line-skew="0.247cm" svg:x1="23.932cm" svg:y1="11.895cm" svg:x2="22.936cm" svg:y2="8.945cm" draw:end-shape="id5" svg:d="M23932 11895v-2950h-996" svg:viewBox="0 0 997 2951">
          <text:p/>
        </draw:connector>
        <draw:connector draw:style-name="gr425" draw:text-style-name="P3" draw:layer="layout" svg:x1="8.48cm" svg:y1="7.797cm" svg:x2="13.047cm" svg:y2="4.895cm" draw:start-shape="id3" draw:start-glue-point="4" draw:end-shape="id6" draw:end-glue-point="12" svg:d="M8480 7797v-2902h4567" svg:viewBox="0 0 4568 2903">
          <text:p/>
        </draw:connector>
        <draw:connector draw:style-name="gr425" draw:text-style-name="P3" draw:layer="layout" svg:x1="16.709cm" svg:y1="5.319cm" svg:x2="20.428cm" svg:y2="7.785cm" draw:start-shape="id6" draw:start-glue-point="6" draw:end-shape="id5" draw:end-glue-point="4" svg:d="M16709 5319h3719v2466" svg:viewBox="0 0 3720 24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06T11:17:58.100816527</meta:creation-date>
    <dc:date>2014-08-06T11:31:01.010276650</dc:date>
    <dc:creator>Eduardo Grosclaude</dc:creator>
    <meta:editing-duration>P0D</meta:editing-duration>
    <meta:editing-cycles>1</meta:editing-cycles>
    <meta:document-statistic meta:object-count="488"/>
    <meta:generator>LibreOffice/4.2.5.2$Linux_x86 LibreOffice_project/61cb170a04bb1f12e77c884eab9192be736ec5f5</meta:generator>
  </office:meta>
</office:document-meta>
</file>